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Helvetica Neue" svg:font-family="Helvetica Neue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style:font-name="Helvetica Neue" fo:font-size="28pt" style:font-name-asian="Helvetica Neue" style:font-size-asian="28pt" style:font-name-complex="Helvetica Neue" style:font-size-complex="28pt"/>
    </style:style>
    <style:style style:name="T1_2" style:family="text">
      <style:text-properties style:font-name="Helvetica Neue" fo:font-size="28pt" style:font-name-asian="Helvetica Neue" style:font-size-asian="28pt" style:font-name-complex="Helvetica Neue" style:font-size-complex="28pt"/>
    </style:style>
    <style:style style:name="T1_3" style:family="text">
      <style:text-properties style:font-name="Helvetica Neue" fo:font-size="28pt" style:font-name-asian="Helvetica Neue" style:font-size-asian="28pt" style:font-name-complex="Helvetica Neue" style:font-size-complex="28pt"/>
    </style:style>
    <style:style style:name="T1_4" style:family="text">
      <style:text-properties style:font-name="Helvetica Neue" fo:font-size="28pt" style:font-name-asian="Helvetica Neue" style:font-size-asian="28pt" style:font-name-complex="Helvetica Neue" style:font-size-complex="28pt"/>
    </style:style>
    <style:style style:name="T1_5" style:family="text">
      <style:text-properties fo:color="#2e74b5" style:font-name="Helvetica Neue" fo:font-size="16pt" style:font-name-asian="Helvetica Neue" style:font-size-asian="16pt" style:font-name-complex="Helvetica Neue" style:font-size-complex="16pt"/>
    </style:style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_2" style:family="text">
      <style:text-properties style:font-name="Helvetica Neue" style:font-name-asian="Helvetica Neue" style:font-name-complex="Helvetica Neue"/>
    </style:style>
    <style:style style:name="P3" style:family="paragraph" style:parent-style-name="Standard">
      <style:paragraph-properties fo:text-align="center" fo:break-before="auto" fo:line-height="115%" style:writing-mode="lr-tb"/>
    </style:style>
    <style:style style:name="T3_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3_2" style:family="text">
      <style:text-properties style:font-name="Helvetica Neue" style:font-name-asian="Helvetica Neue" style:font-name-complex="Helvetica Neue"/>
    </style:style>
    <style:style style:name="T3_3" style:family="text">
      <style:text-properties style:font-name="Helvetica Neue" style:font-name-asian="Helvetica Neue" style:font-name-complex="Helvetica Neue"/>
    </style:style>
    <style:style style:name="T3_4" style:family="text">
      <style:text-properties style:font-name="Helvetica Neue" style:font-name-asian="Helvetica Neue" style:font-name-complex="Helvetica Neue"/>
    </style:style>
    <style:style style:name="T3_5" style:family="text">
      <style:text-properties style:font-name="Helvetica Neue" style:font-name-asian="Helvetica Neue" style:font-name-complex="Helvetica Neue"/>
    </style:style>
    <style:style style:name="T3_6" style:family="text">
      <style:text-properties style:font-name="Helvetica Neue" style:font-name-asian="Helvetica Neue" style:font-name-complex="Helvetica Neue"/>
    </style:style>
    <style:style style:name="T3_7" style:family="text">
      <style:text-properties style:font-name="Helvetica Neue" style:font-name-asian="Helvetica Neue" style:font-name-complex="Helvetica Neue"/>
    </style:style>
    <style:style style:name="T3_8" style:family="text">
      <style:text-properties style:font-name="Helvetica Neue" style:font-name-asian="Helvetica Neue" style:font-name-complex="Helvetica Neue"/>
    </style:style>
    <style:style style:name="T3_9" style:family="text">
      <style:text-properties style:font-name="Helvetica Neue" style:font-name-asian="Helvetica Neue" style:font-name-complex="Helvetica Neue"/>
    </style:style>
    <style:style style:name="T3_10" style:family="text">
      <style:text-properties style:font-name="Helvetica Neue" style:font-name-asian="Helvetica Neue" style:font-name-complex="Helvetica Neue"/>
    </style:style>
    <style:style style:name="T3_1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3_12" style:family="text">
      <style:text-properties style:font-name="Helvetica Neue" style:font-name-asian="Helvetica Neue" style:font-name-complex="Helvetica Neue"/>
    </style:style>
    <style:style style:name="T3_13" style:family="text">
      <style:text-properties style:font-name="Helvetica Neue" style:font-name-asian="Helvetica Neue" style:font-name-complex="Helvetica Neue"/>
    </style:style>
    <style:style style:name="T3_14" style:family="text">
      <style:text-properties style:font-name="Helvetica Neue" style:font-name-asian="Helvetica Neue" style:font-name-complex="Helvetica Neue"/>
    </style:style>
    <style:style style:name="T3_15" style:family="text">
      <style:text-properties style:font-name="Helvetica Neue" style:font-name-asian="Helvetica Neue" style:font-name-complex="Helvetica Neue"/>
    </style:style>
    <style:style style:name="T3_16" style:family="text">
      <style:text-properties style:font-name="Helvetica Neue" style:font-name-asian="Helvetica Neue" style:font-name-complex="Helvetica Neue"/>
    </style:style>
    <style:style style:name="T3_17" style:family="text">
      <style:text-properties style:font-name="Helvetica Neue" style:font-name-asian="Helvetica Neue" style:font-name-complex="Helvetica Neue"/>
    </style:style>
    <style:style style:name="T3_18" style:family="text">
      <style:text-properties style:font-name="Helvetica Neue" style:font-name-asian="Helvetica Neue" style:font-name-complex="Helvetica Neue"/>
    </style:style>
    <style:style style:name="T3_19" style:family="text">
      <style:text-properties style:font-name="Helvetica Neue" style:font-name-asian="Helvetica Neue" style:font-name-complex="Helvetica Neue"/>
    </style:style>
    <style:style style:name="T3_20" style:family="text">
      <style:text-properties style:font-name="Helvetica Neue" style:font-name-asian="Helvetica Neue" style:font-name-complex="Helvetica Neue"/>
    </style:style>
    <style:style style:name="P4" style:family="paragraph" style:parent-style-name="Standard">
      <style:paragraph-properties fo:text-align="center" fo:break-before="auto" fo:line-height="123%" fo:border-bottom="#808080 0.053cm solid" style:writing-mode="lr-tb"/>
    </style:style>
    <style:style style:name="T4_1" style:family="text">
      <style:text-properties style:font-name="Helvetica Neue" style:font-name-asian="Helvetica Neue" style:font-name-complex="Helvetica Neue"/>
    </style:style>
    <style:style style:name="P5" style:family="paragraph" style:parent-style-name="Standard">
      <style:paragraph-properties fo:text-align="center" fo:break-before="auto" fo:line-height="115%" style:writing-mode="lr-tb"/>
      <style:text-properties style:font-name="Helvetica Neue" style:font-name-asian="Helvetica Neue" style:font-name-complex="Helvetica Neue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style:font-name="Helvetica Neue" style:font-name-asian="Helvetica Neue" style:font-name-complex="Helvetica Neue"/>
    </style:style>
    <style:style style:name="P7" style:family="paragraph" style:parent-style-name="Standard">
      <style:paragraph-properties fo:text-align="center" fo:break-before="auto" fo:line-height="123%" style:writing-mode="lr-tb"/>
    </style:style>
    <style:style style:name="T7_1" style:family="text">
      <style:text-properties fo:font-style="italic" style:font-style-asian="italic" style:font-style-complex="italic" style:font-name="Helvetica Neue" fo:font-size="14pt" style:font-name-asian="Helvetica Neue" style:font-size-asian="14pt" style:font-name-complex="Helvetica Neue" style:font-size-complex="14pt"/>
    </style:style>
    <style:style style:name="T7_2" style:family="text">
      <style:text-properties fo:font-style="italic" style:font-style-asian="italic" style:font-style-complex="italic" style:font-name="Helvetica Neue" fo:font-size="14pt" style:font-name-asian="Helvetica Neue" style:font-size-asian="14pt" style:font-name-complex="Helvetica Neue" style:font-size-complex="14pt"/>
    </style:style>
    <style:style style:name="T7_3" style:family="text">
      <style:text-properties fo:font-style="italic" style:font-style-asian="italic" style:font-style-complex="italic" style:font-name="Helvetica Neue" fo:font-size="14pt" style:font-name-asian="Helvetica Neue" style:font-size-asian="14pt" style:font-name-complex="Helvetica Neue" style:font-size-complex="14pt"/>
    </style:style>
    <style:style style:name="T7_4" style:family="text">
      <style:text-properties fo:font-style="italic" style:font-style-asian="italic" style:font-style-complex="italic" style:font-name="Helvetica Neue" fo:font-size="14pt" style:font-name-asian="Helvetica Neue" style:font-size-asian="14pt" style:font-name-complex="Helvetica Neue" style:font-size-complex="14pt"/>
    </style:style>
    <style:style style:name="T7_5" style:family="text">
      <style:text-properties fo:font-style="italic" style:font-style-asian="italic" style:font-style-complex="italic" style:font-name="Helvetica Neue" fo:font-size="14pt" style:font-name-asian="Helvetica Neue" style:font-size-asian="14pt" style:font-name-complex="Helvetica Neue" style:font-size-complex="14pt"/>
    </style:style>
    <style:style style:name="T7_6" style:family="text">
      <style:text-properties fo:font-style="italic" style:font-style-asian="italic" style:font-style-complex="italic" style:font-name="Helvetica Neue" fo:font-size="14pt" style:font-name-asian="Helvetica Neue" style:font-size-asian="14pt" style:font-name-complex="Helvetica Neue" style:font-size-complex="14pt"/>
    </style:style>
    <style:style style:name="T7_7" style:family="text">
      <style:text-properties fo:font-style="italic" style:font-style-asian="italic" style:font-style-complex="italic" style:font-name="Helvetica Neue" fo:font-size="14pt" style:font-name-asian="Helvetica Neue" style:font-size-asian="14pt" style:font-name-complex="Helvetica Neue" style:font-size-complex="14pt"/>
    </style:style>
    <style:style style:name="T7_8" style:family="text">
      <style:text-properties fo:font-style="italic" style:font-style-asian="italic" style:font-style-complex="italic" style:font-name="Helvetica Neue" fo:font-size="14pt" style:font-name-asian="Helvetica Neue" style:font-size-asian="14pt" style:font-name-complex="Helvetica Neue" style:font-size-complex="14pt"/>
    </style:style>
    <style:style style:name="T7_9" style:family="text">
      <style:text-properties fo:font-style="italic" style:font-style-asian="italic" style:font-style-complex="itali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/>
    </style:style>
    <style:style style:name="T7_10" style:family="text">
      <style:text-properties fo:font-style="italic" style:font-style-asian="italic" style:font-style-complex="itali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/>
    </style:style>
    <style:style style:name="T7_11" style:family="text">
      <style:text-properties fo:font-style="italic" style:font-style-asian="italic" style:font-style-complex="itali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/>
    </style:style>
    <style:style style:name="T7_12" style:family="text">
      <style:text-properties style:font-name="Helvetica Neue" fo:font-size="14pt" style:font-name-asian="Helvetica Neue" style:font-size-asian="14pt" style:font-name-complex="Helvetica Neue" style:font-size-complex="14pt"/>
    </style:style>
    <style:style style:name="P8" style:family="paragraph" style:parent-style-name="Standard">
      <style:paragraph-properties fo:text-align="center" fo:break-before="auto" fo:line-height="115%" style:writing-mode="lr-tb"/>
    </style:style>
    <style:style style:name="T8_1" style:family="text">
      <style:text-properties style:font-name="Helvetica Neue" style:font-name-asian="Helvetica Neue" style:font-name-complex="Helvetica Neue"/>
    </style:style>
    <style:style style:name="P9" style:family="paragraph" style:parent-style-name="Standard">
      <style:paragraph-properties fo:text-align="center" fo:break-before="auto" fo:line-height="115%" style:writing-mode="lr-tb"/>
    </style:style>
    <style:style style:name="T9_1" style:family="text">
      <style:text-properties style:font-name="Helvetica Neue" fo:font-size="16pt" style:font-name-asian="Helvetica Neue" style:font-size-asian="16pt" style:font-name-complex="Helvetica Neue" style:font-size-complex="16pt" fo:font-weight="bold" style:font-weight-asian="bold" style:font-weight-complex="bold"/>
    </style:style>
    <style:style style:name="T9_2" style:family="text">
      <style:text-properties style:font-name="Helvetica Neue" fo:font-size="16pt" style:font-name-asian="Helvetica Neue" style:font-size-asian="16pt" style:font-name-complex="Helvetica Neue" style:font-size-complex="16pt"/>
    </style:style>
    <style:style style:name="P10" style:family="paragraph" style:parent-style-name="Standard">
      <style:paragraph-properties fo:text-align="justify" fo:break-before="auto" fo:line-height="115%" fo:margin-top="0cm" style:writing-mode="lr-tb"/>
    </style:style>
    <style:style style:name="T10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_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11" style:family="paragraph" style:parent-style-name="Standard">
      <style:paragraph-properties fo:text-align="justify" fo:break-before="auto" fo:line-height="115%" fo:margin-top="0cm" style:writing-mode="lr-tb"/>
    </style:style>
    <style:style style:name="T11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1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1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1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1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1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1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1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1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1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1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1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1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1_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1_1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1_1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1_1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1_1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1_1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1_2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1_2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1_2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1_2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1_2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12" style:family="paragraph" style:parent-style-name="Standard">
      <style:paragraph-properties fo:text-align="justify" fo:break-before="auto" fo:line-height="115%" fo:margin-top="0cm" style:writing-mode="lr-tb"/>
    </style:style>
    <style:style style:name="T12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13" style:family="paragraph" style:parent-style-name="Standard">
      <style:paragraph-properties fo:text-align="justify" fo:break-before="auto" fo:line-height="115%" fo:margin-top="0cm" style:writing-mode="lr-tb"/>
    </style:style>
    <style:style style:name="T13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_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14" style:family="paragraph" style:parent-style-name="Standard">
      <style:paragraph-properties fo:text-align="justify" fo:break-before="auto" fo:line-height="115%" fo:margin-top="0cm" style:writing-mode="lr-tb"/>
    </style:style>
    <style:style style:name="T14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_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_1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_1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15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5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_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_1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_1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_1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_18" style:family="text">
      <style:text-properties style:font-name="Helvetica Neue" style:font-name-asian="Helvetica Neue" style:font-name-complex="Helvetica Neue"/>
    </style:style>
    <style:style style:name="P16" style:family="paragraph" style:parent-style-name="Standard">
      <style:paragraph-properties fo:text-align="justify" fo:break-before="auto" fo:line-height="115%" style:writing-mode="lr-tb"/>
      <style:text-properties style:font-name="Helvetica Neue" style:font-name-asian="Helvetica Neue" style:font-name-complex="Helvetica Neue"/>
    </style:style>
    <style:style style:name="P17" style:family="paragraph" style:parent-style-name="Standard">
      <style:paragraph-properties fo:text-align="center" fo:break-before="auto" fo:line-height="115%" style:writing-mode="lr-tb"/>
    </style:style>
    <style:style style:name="T17_1" style:family="text">
      <style:text-properties style:font-name="Helvetica Neue" fo:font-size="16pt" style:font-name-asian="Helvetica Neue" style:font-size-asian="16pt" style:font-name-complex="Helvetica Neue" style:font-size-complex="16pt" fo:font-weight="bold" style:font-weight-asian="bold" style:font-weight-complex="bold"/>
    </style:style>
    <style:style style:name="T17_2" style:family="text">
      <style:text-properties style:font-name="Helvetica Neue" fo:font-size="16pt" style:font-name-asian="Helvetica Neue" style:font-size-asian="16pt" style:font-name-complex="Helvetica Neue" style:font-size-complex="16pt" fo:font-weight="bold" style:font-weight-asian="bold" style:font-weight-complex="bold"/>
    </style:style>
    <style:style style:name="T17_3" style:family="text">
      <style:text-properties style:font-name="Helvetica Neue" fo:font-size="16pt" style:font-name-asian="Helvetica Neue" style:font-size-asian="16pt" style:font-name-complex="Helvetica Neue" style:font-size-complex="16pt" fo:font-weight="bold" style:font-weight-asian="bold" style:font-weight-complex="bold"/>
    </style:style>
    <style:style style:name="T17_4" style:family="text">
      <style:text-properties style:font-name="Helvetica Neue" fo:font-size="16pt" style:font-name-asian="Helvetica Neue" style:font-size-asian="16pt" style:font-name-complex="Helvetica Neue" style:font-size-complex="16pt"/>
    </style:style>
    <style:style style:name="P18" style:family="paragraph" style:parent-style-name="Standard">
      <style:paragraph-properties fo:text-align="justify" fo:break-before="auto" fo:line-height="115%" fo:margin-top="0cm" style:writing-mode="lr-tb"/>
    </style:style>
    <style:style style:name="T18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18_2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18_3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18_4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18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8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8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8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8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8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8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8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8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8_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19" style:family="paragraph" style:parent-style-name="Standard">
      <style:paragraph-properties fo:text-align="justify" fo:break-before="auto" fo:line-height="115%" fo:margin-top="0cm" style:writing-mode="lr-tb"/>
    </style:style>
    <style:style style:name="T19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19_2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19_3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19_4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19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9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9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9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9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9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9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9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9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9_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9_1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9_1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9_1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9_1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9_1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9_2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9_2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9_2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9_2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9_2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9_2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9_2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20" style:family="paragraph" style:parent-style-name="Standard">
      <style:paragraph-properties fo:text-align="justify" fo:break-before="auto" fo:line-height="115%" fo:margin-top="0cm" style:writing-mode="lr-tb"/>
    </style:style>
    <style:style style:name="T20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20_2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20_3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20_4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20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0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0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0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0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0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0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0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0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0_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0_1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0_1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0_1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0_1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0_1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0_2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0_2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0_2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21" style:family="paragraph" style:parent-style-name="Standard">
      <style:paragraph-properties fo:text-align="justify" fo:break-before="auto" fo:line-height="115%" fo:margin-top="0cm" style:writing-mode="lr-tb"/>
    </style:style>
    <style:style style:name="T21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21_2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21_3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21_4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21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1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1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1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1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1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1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1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1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1_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1_1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1_1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22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2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22_2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22_3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22_4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22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2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2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2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2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2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2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2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2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2_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2_1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2_1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2_1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2_1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2_1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2_2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2_2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2_2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2_2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2_2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2_2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2_2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2_2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2_2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2_2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2_3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2_3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2_3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2_3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2_3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2_3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2_3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2_3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2_3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2_3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2_4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2_4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2_4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2_4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2_4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2_4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2_4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2_4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23" style:family="paragraph" style:parent-style-name="Standard">
      <style:paragraph-properties fo:text-align="left" fo:break-before="auto" fo:line-height="115%" style:writing-mode="lr-tb"/>
      <style:text-properties style:font-name="Helvetica Neue" fo:font-size="16pt" style:font-name-asian="Helvetica Neue" style:font-size-asian="16pt" style:font-name-complex="Helvetica Neue" style:font-size-complex="16pt" fo:font-weight="bold" style:font-weight-asian="bold" style:font-weight-complex="bold"/>
    </style:style>
    <style:style style:name="P24" style:family="paragraph" style:parent-style-name="Standard">
      <style:paragraph-properties fo:text-align="center" fo:break-before="auto" fo:line-height="115%" style:writing-mode="lr-tb"/>
    </style:style>
    <style:style style:name="T24_1" style:family="text">
      <style:text-properties style:font-name="Helvetica Neue" fo:font-size="16pt" style:font-name-asian="Helvetica Neue" style:font-size-asian="16pt" style:font-name-complex="Helvetica Neue" style:font-size-complex="16pt" fo:font-weight="bold" style:font-weight-asian="bold" style:font-weight-complex="bold"/>
    </style:style>
    <style:style style:name="T24_2" style:family="text">
      <style:text-properties style:font-name="Helvetica Neue" fo:font-size="16pt" style:font-name-asian="Helvetica Neue" style:font-size-asian="16pt" style:font-name-complex="Helvetica Neue" style:font-size-complex="16pt" fo:font-weight="bold" style:font-weight-asian="bold" style:font-weight-complex="bold"/>
    </style:style>
    <style:style style:name="T24_3" style:family="text">
      <style:text-properties style:font-name="Helvetica Neue" fo:font-size="16pt" style:font-name-asian="Helvetica Neue" style:font-size-asian="16pt" style:font-name-complex="Helvetica Neue" style:font-size-complex="16pt" fo:font-weight="bold" style:font-weight-asian="bold" style:font-weight-complex="bold"/>
    </style:style>
    <style:style style:name="T24_4" style:family="text">
      <style:text-properties style:font-name="Helvetica Neue" fo:font-size="16pt" style:font-name-asian="Helvetica Neue" style:font-size-asian="16pt" style:font-name-complex="Helvetica Neue" style:font-size-complex="16pt"/>
    </style:style>
    <style:style style:name="P25" style:family="paragraph" style:parent-style-name="Standard">
      <style:paragraph-properties fo:text-align="justify" fo:break-before="auto" fo:line-height="115%" style:writing-mode="lr-tb"/>
    </style:style>
    <style:style style:name="T25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25_2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25_3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25_4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25_5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25_6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25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5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5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5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5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5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5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5_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5_1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5_1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5_1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5_1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5_1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5_20" style:family="text">
      <style:text-properties fo:font-style="italic" style:font-style-asian="italic" style:font-style-complex="italic" style:font-name="Helvetica Neue" fo:font-size="12pt" style:font-name-asian="Helvetica Neue" style:font-size-asian="12pt" style:font-name-complex="Helvetica Neue" style:font-size-complex="12pt"/>
    </style:style>
    <style:style style:name="T25_21" style:family="text">
      <style:text-properties fo:font-style="italic" style:font-style-asian="italic" style:font-style-complex="italic" style:font-name="Helvetica Neue" fo:font-size="12pt" style:font-name-asian="Helvetica Neue" style:font-size-asian="12pt" style:font-name-complex="Helvetica Neue" style:font-size-complex="12pt"/>
    </style:style>
    <style:style style:name="T25_22" style:family="text">
      <style:text-properties fo:font-style="italic" style:font-style-asian="italic" style:font-style-complex="italic" style:font-name="Helvetica Neue" fo:font-size="12pt" style:font-name-asian="Helvetica Neue" style:font-size-asian="12pt" style:font-name-complex="Helvetica Neue" style:font-size-complex="12pt"/>
    </style:style>
    <style:style style:name="T25_23" style:family="text">
      <style:text-properties fo:font-style="italic" style:font-style-asian="italic" style:font-style-complex="italic" style:font-name="Helvetica Neue" fo:font-size="12pt" style:font-name-asian="Helvetica Neue" style:font-size-asian="12pt" style:font-name-complex="Helvetica Neue" style:font-size-complex="12pt"/>
    </style:style>
    <style:style style:name="T25_24" style:family="text">
      <style:text-properties fo:font-style="italic" style:font-style-asian="italic" style:font-style-complex="italic" style:font-name="Helvetica Neue" fo:font-size="12pt" style:font-name-asian="Helvetica Neue" style:font-size-asian="12pt" style:font-name-complex="Helvetica Neue" style:font-size-complex="12pt"/>
    </style:style>
    <style:style style:name="T25_25" style:family="text">
      <style:text-properties fo:font-style="italic" style:font-style-asian="italic" style:font-style-complex="italic" style:font-name="Helvetica Neue" fo:font-size="12pt" style:font-name-asian="Helvetica Neue" style:font-size-asian="12pt" style:font-name-complex="Helvetica Neue" style:font-size-complex="12pt"/>
    </style:style>
    <style:style style:name="T25_26" style:family="text">
      <style:text-properties fo:font-style="italic" style:font-style-asian="italic" style:font-style-complex="italic" style:font-name="Helvetica Neue" fo:font-size="12pt" style:font-name-asian="Helvetica Neue" style:font-size-asian="12pt" style:font-name-complex="Helvetica Neue" style:font-size-complex="12pt"/>
    </style:style>
    <style:style style:name="T25_27" style:family="text">
      <style:text-properties fo:font-style="italic" style:font-style-asian="italic" style:font-style-complex="italic" style:font-name="Helvetica Neue" fo:font-size="12pt" style:font-name-asian="Helvetica Neue" style:font-size-asian="12pt" style:font-name-complex="Helvetica Neue" style:font-size-complex="12pt"/>
    </style:style>
    <style:style style:name="T25_28" style:family="text">
      <style:text-properties fo:font-style="italic" style:font-style-asian="italic" style:font-style-complex="italic" style:font-name="Helvetica Neue" fo:font-size="12pt" style:font-name-asian="Helvetica Neue" style:font-size-asian="12pt" style:font-name-complex="Helvetica Neue" style:font-size-complex="12pt"/>
    </style:style>
    <style:style style:name="T25_29" style:family="text">
      <style:text-properties fo:font-style="italic" style:font-style-asian="italic" style:font-style-complex="italic" style:font-name="Helvetica Neue" fo:font-size="12pt" style:font-name-asian="Helvetica Neue" style:font-size-asian="12pt" style:font-name-complex="Helvetica Neue" style:font-size-complex="12pt"/>
    </style:style>
    <style:style style:name="T25_30" style:family="text">
      <style:text-properties fo:font-style="italic" style:font-style-asian="italic" style:font-style-complex="italic" style:font-name="Helvetica Neue" fo:font-size="12pt" style:font-name-asian="Helvetica Neue" style:font-size-asian="12pt" style:font-name-complex="Helvetica Neue" style:font-size-complex="12pt"/>
    </style:style>
    <style:style style:name="T25_31" style:family="text">
      <style:text-properties fo:font-style="italic" style:font-style-asian="italic" style:font-style-complex="italic" style:font-name="Helvetica Neue" fo:font-size="12pt" style:font-name-asian="Helvetica Neue" style:font-size-asian="12pt" style:font-name-complex="Helvetica Neue" style:font-size-complex="12pt"/>
    </style:style>
    <style:style style:name="T25_32" style:family="text">
      <style:text-properties fo:font-style="italic" style:font-style-asian="italic" style:font-style-complex="italic" style:font-name="Helvetica Neue" fo:font-size="12pt" style:font-name-asian="Helvetica Neue" style:font-size-asian="12pt" style:font-name-complex="Helvetica Neue" style:font-size-complex="12pt"/>
    </style:style>
    <style:style style:name="T25_33" style:family="text">
      <style:text-properties fo:font-style="italic" style:font-style-asian="italic" style:font-style-complex="italic" style:font-name="Helvetica Neue" fo:font-size="12pt" style:font-name-asian="Helvetica Neue" style:font-size-asian="12pt" style:font-name-complex="Helvetica Neue" style:font-size-complex="12pt"/>
    </style:style>
    <style:style style:name="T25_34" style:family="text">
      <style:text-properties fo:font-style="italic" style:font-style-asian="italic" style:font-style-complex="italic" style:font-name="Helvetica Neue" fo:font-size="12pt" style:font-name-asian="Helvetica Neue" style:font-size-asian="12pt" style:font-name-complex="Helvetica Neue" style:font-size-complex="12pt"/>
    </style:style>
    <style:style style:name="T25_35" style:family="text">
      <style:text-properties fo:font-style="italic" style:font-style-asian="italic" style:font-style-complex="italic" style:font-name="Helvetica Neue" fo:font-size="12pt" style:font-name-asian="Helvetica Neue" style:font-size-asian="12pt" style:font-name-complex="Helvetica Neue" style:font-size-complex="12pt"/>
    </style:style>
    <style:style style:name="T25_3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5_3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5_3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5_3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5_4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5_4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5_4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5_4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5_4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5_4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5_4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5_4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5_4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5_4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5_5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5_5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5_5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5_5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5_5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5_5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5_5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5_5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5_5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5_5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5_6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5_6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26" style:family="paragraph" style:parent-style-name="Standard">
      <style:paragraph-properties fo:text-align="justify" fo:break-before="auto" fo:line-height="115%" style:writing-mode="lr-tb"/>
    </style:style>
    <style:style style:name="T26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1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1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1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1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1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2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2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2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2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2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2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2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2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2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2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3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3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3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3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3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3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3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3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3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3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4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4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4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4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4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4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4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4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4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4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5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5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5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5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5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5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5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5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5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5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6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6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6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6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6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6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6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6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6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6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7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7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7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7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7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7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7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7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7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7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8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8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8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8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8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27" style:family="paragraph" style:parent-style-name="Standard">
      <style:paragraph-properties fo:text-align="justify" fo:break-before="auto" fo:line-height="115%" style:writing-mode="lr-tb"/>
    </style:style>
    <style:style style:name="T27_1" style:family="text">
      <style:text-properties style:font-name="Helvetica Neue" style:font-name-asian="Helvetica Neue" style:font-name-complex="Helvetica Neue"/>
    </style:style>
    <style:style style:name="P28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29" style:family="paragraph" style:parent-style-name="Standard">
      <style:paragraph-properties fo:text-align="center" fo:break-before="auto" fo:line-height="115%" style:writing-mode="lr-tb"/>
    </style:style>
    <style:style style:name="T29_1" style:family="text">
      <style:text-properties style:font-name="Helvetica Neue" fo:font-size="16pt" style:font-name-asian="Helvetica Neue" style:font-size-asian="16pt" style:font-name-complex="Helvetica Neue" style:font-size-complex="16pt" fo:font-weight="bold" style:font-weight-asian="bold" style:font-weight-complex="bold"/>
    </style:style>
    <style:style style:name="T29_2" style:family="text">
      <style:text-properties style:font-name="Helvetica Neue" fo:font-size="16pt" style:font-name-asian="Helvetica Neue" style:font-size-asian="16pt" style:font-name-complex="Helvetica Neue" style:font-size-complex="16pt" fo:font-weight="bold" style:font-weight-asian="bold" style:font-weight-complex="bold"/>
    </style:style>
    <style:style style:name="T29_3" style:family="text">
      <style:text-properties style:font-name="Helvetica Neue" fo:font-size="16pt" style:font-name-asian="Helvetica Neue" style:font-size-asian="16pt" style:font-name-complex="Helvetica Neue" style:font-size-complex="16pt" fo:font-weight="bold" style:font-weight-asian="bold" style:font-weight-complex="bold"/>
    </style:style>
    <style:style style:name="T29_4" style:family="text">
      <style:text-properties style:font-name="Helvetica Neue" fo:font-size="16pt" style:font-name-asian="Helvetica Neue" style:font-size-asian="16pt" style:font-name-complex="Helvetica Neue" style:font-size-complex="16pt"/>
    </style:style>
    <style:style style:name="P30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</style:style>
    <style:style style:name="T30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30_2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30_3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30_4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30_5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30_6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30_7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30_8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30_9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30_10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30_1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30_12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30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0_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0_1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0_1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0_1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0_1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0_1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0_2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0_2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0_2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0_2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0_2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0_2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0_2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0_2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0_2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0_2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0_3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0_3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0_3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0_3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0_3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0_3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0_3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0_3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0_3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0_3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0_4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0_4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0_4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0_4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0_4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0_4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0_4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0_4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0_4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0_4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0_5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0_5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0_5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0_5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0_5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0_5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0_5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0_5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0_5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31" style:family="paragraph" style:parent-style-name="Standard">
      <style:paragraph-properties fo:text-align="justify" fo:break-before="auto" fo:line-height="115%" style:writing-mode="lr-tb"/>
    </style:style>
    <style:style style:name="T31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_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_1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_1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_1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_1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_1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_2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_2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_2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_2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_2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_2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_2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_2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_2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_2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_3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_3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_3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_3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_3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_3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_3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_3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_3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_3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_4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_4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_4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_4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_4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_4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_4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_4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_4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_4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_5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_5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_5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32" style:family="paragraph" style:parent-style-name="Standard">
      <style:paragraph-properties fo:text-align="justify" fo:break-before="auto" fo:line-height="115%" style:writing-mode="lr-tb"/>
    </style:style>
    <style:style style:name="T32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2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2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2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2_5" style:family="text"/>
    <style:style style:name="T32_6" style:family="text">
      <style:text-properties fo:color="#0563c1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32_7" style:family="text"/>
    <style:style style:name="T32_8" style:family="text">
      <style:text-properties fo:color="#0563c1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32_9" style:family="text"/>
    <style:style style:name="T32_10" style:family="text">
      <style:text-properties fo:color="#0563c1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32_11" style:family="text"/>
    <style:style style:name="T32_12" style:family="text">
      <style:text-properties fo:color="#0563c1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32_13" style:family="text"/>
    <style:style style:name="T32_14" style:family="text">
      <style:text-properties fo:color="#0563c1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32_15" style:family="text"/>
    <style:style style:name="T32_16" style:family="text">
      <style:text-properties fo:color="#0563c1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32_17" style:family="text"/>
    <style:style style:name="T32_18" style:family="text">
      <style:text-properties fo:color="#0563c1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32_19" style:family="text"/>
    <style:style style:name="T32_20" style:family="text">
      <style:text-properties fo:color="#0563c1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32_2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33" style:family="paragraph" style:parent-style-name="Standard">
      <style:paragraph-properties fo:text-align="justify" fo:break-before="auto" fo:line-height="115%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34" style:family="paragraph" style:parent-style-name="Standard">
      <style:paragraph-properties fo:text-align="justify" fo:break-before="auto" fo:line-height="115%" style:writing-mode="lr-tb"/>
    </style:style>
    <style:style style:name="T34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34_2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34_3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34_4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34_5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34_6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34_7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34_8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34_9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34_10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34_1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34_12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34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4_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4_1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4_1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4_1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4_1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4_1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4_2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4_2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4_2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4_2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4_2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4_2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4_2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4_2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4_2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4_2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4_3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4_3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4_3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4_3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4_3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4_3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4_3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4_3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4_3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4_3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4_4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4_4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4_4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4_4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4_4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4_4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4_4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4_4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4_4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4_4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4_5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4_5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4_5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4_5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4_5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4_5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35" style:family="paragraph" style:parent-style-name="Standard">
      <style:paragraph-properties fo:text-align="justify" fo:break-before="auto" fo:line-height="115%" style:writing-mode="lr-tb"/>
    </style:style>
    <style:style style:name="T35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5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5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5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5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5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5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5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5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5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5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5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5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5_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5_1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5_1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5_1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5_1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5_1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5_2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5_2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5_2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5_2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5_2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5_2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5_2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5_2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5_2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5_2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5_3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5_3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5_3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5_3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5_3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5_3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5_3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5_3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5_3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5_3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5_4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5_4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5_4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36" style:family="paragraph" style:parent-style-name="Standard">
      <style:paragraph-properties fo:text-align="justify" fo:break-before="auto" fo:line-height="115%" style:writing-mode="lr-tb"/>
    </style:style>
    <style:style style:name="T36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6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6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6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6_5" style:family="text"/>
    <style:style style:name="T36_6" style:family="text">
      <style:text-properties fo:color="#1155cc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36_7" style:family="text"/>
    <style:style style:name="T36_8" style:family="text">
      <style:text-properties fo:color="#1155cc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36_9" style:family="text"/>
    <style:style style:name="T36_10" style:family="text">
      <style:text-properties fo:color="#1155cc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36_11" style:family="text"/>
    <style:style style:name="T36_12" style:family="text">
      <style:text-properties fo:color="#1155cc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36_13" style:family="text"/>
    <style:style style:name="T36_14" style:family="text">
      <style:text-properties fo:color="#1155cc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36_15" style:family="text"/>
    <style:style style:name="T36_16" style:family="text">
      <style:text-properties fo:color="#1155cc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36_17" style:family="text"/>
    <style:style style:name="T36_18" style:family="text">
      <style:text-properties fo:color="#1155cc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36_19" style:family="text"/>
    <style:style style:name="T36_20" style:family="text">
      <style:text-properties fo:color="#1155cc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36_21" style:family="text"/>
    <style:style style:name="T36_22" style:family="text">
      <style:text-properties fo:color="#1155cc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36_23" style:family="text"/>
    <style:style style:name="T36_24" style:family="text">
      <style:text-properties fo:color="#1155cc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36_25" style:family="text"/>
    <style:style style:name="T36_26" style:family="text">
      <style:text-properties fo:color="#1155cc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P37" style:family="paragraph" style:parent-style-name="Standard">
      <style:paragraph-properties fo:text-align="justify" fo:break-before="auto" fo:line-height="115%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38" style:family="paragraph" style:parent-style-name="Standard">
      <style:paragraph-properties fo:text-align="justify" fo:break-before="auto" fo:line-height="115%" style:writing-mode="lr-tb"/>
    </style:style>
    <style:style style:name="T38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38_2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38_3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38_4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38_5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38_6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38_7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38_8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38_9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38_10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38_1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38_12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38_13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38_14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38_1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_1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_1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_1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_1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_2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_2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_2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_2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_2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_2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_2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_2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_2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_2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_3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_3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_3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_3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_3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_3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_3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_3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_3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_3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_4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_4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_4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_4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_4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_4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_4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_4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_4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_4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_5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_5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_5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_5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_5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_5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_5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_5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_5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_5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39" style:family="paragraph" style:parent-style-name="Standard">
      <style:paragraph-properties fo:text-align="justify" fo:break-before="auto" fo:line-height="115%" style:writing-mode="lr-tb"/>
    </style:style>
    <style:style style:name="T39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9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9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9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9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9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9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9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9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9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9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9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9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9_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9_1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9_1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9_1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9_1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9_1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9_2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9_2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9_2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9_2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9_2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9_2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9_2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9_2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9_2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9_2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9_3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9_3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9_3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9_3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9_3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9_3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9_3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9_3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9_3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9_3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9_4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9_4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9_4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40" style:family="paragraph" style:parent-style-name="Standard">
      <style:paragraph-properties fo:text-align="justify" fo:break-before="auto" fo:line-height="115%" style:writing-mode="lr-tb"/>
    </style:style>
    <style:style style:name="T40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0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0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0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0_5" style:family="text"/>
    <style:style style:name="T40_6" style:family="text">
      <style:text-properties fo:color="#1155cc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40_7" style:family="text"/>
    <style:style style:name="T40_8" style:family="text">
      <style:text-properties fo:color="#1155cc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40_9" style:family="text"/>
    <style:style style:name="T40_10" style:family="text">
      <style:text-properties fo:color="#1155cc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40_11" style:family="text"/>
    <style:style style:name="T40_12" style:family="text">
      <style:text-properties fo:color="#1155cc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40_13" style:family="text"/>
    <style:style style:name="T40_14" style:family="text">
      <style:text-properties fo:color="#1155cc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40_15" style:family="text"/>
    <style:style style:name="T40_16" style:family="text">
      <style:text-properties fo:color="#1155cc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40_17" style:family="text"/>
    <style:style style:name="T40_18" style:family="text">
      <style:text-properties fo:color="#1155cc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40_19" style:family="text"/>
    <style:style style:name="T40_20" style:family="text">
      <style:text-properties fo:color="#1155cc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P41" style:family="paragraph" style:parent-style-name="Standard">
      <style:paragraph-properties fo:text-align="justify" fo:break-before="auto" fo:line-height="115%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42" style:family="paragraph" style:parent-style-name="Standard">
      <style:paragraph-properties fo:text-align="center" fo:break-before="auto" fo:line-height="115%" style:writing-mode="lr-tb"/>
    </style:style>
    <style:style style:name="T42_1" style:family="text">
      <style:text-properties style:font-name="Helvetica Neue" fo:font-size="16pt" style:font-name-asian="Helvetica Neue" style:font-size-asian="16pt" style:font-name-complex="Helvetica Neue" style:font-size-complex="16pt" fo:font-weight="bold" style:font-weight-asian="bold" style:font-weight-complex="bold"/>
    </style:style>
    <style:style style:name="T42_2" style:family="text">
      <style:text-properties style:font-name="Helvetica Neue" fo:font-size="16pt" style:font-name-asian="Helvetica Neue" style:font-size-asian="16pt" style:font-name-complex="Helvetica Neue" style:font-size-complex="16pt" fo:font-weight="bold" style:font-weight-asian="bold" style:font-weight-complex="bold"/>
    </style:style>
    <style:style style:name="T42_3" style:family="text">
      <style:text-properties style:font-name="Helvetica Neue" fo:font-size="16pt" style:font-name-asian="Helvetica Neue" style:font-size-asian="16pt" style:font-name-complex="Helvetica Neue" style:font-size-complex="16pt" fo:font-weight="bold" style:font-weight-asian="bold" style:font-weight-complex="bold"/>
    </style:style>
    <style:style style:name="T42_4" style:family="text">
      <style:text-properties style:font-name="Helvetica Neue" fo:font-size="16pt" style:font-name-asian="Helvetica Neue" style:font-size-asian="16pt" style:font-name-complex="Helvetica Neue" style:font-size-complex="16pt"/>
    </style:style>
    <style:style style:name="P43" style:family="paragraph" style:parent-style-name="Standard">
      <style:paragraph-properties fo:text-align="justify" fo:break-before="auto" fo:line-height="115%" style:writing-mode="lr-tb"/>
    </style:style>
    <style:style style:name="T43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43_2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43_3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43_4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43_5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43_6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43_7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43_8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43_9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43_10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43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1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1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1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1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1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2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2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2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2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2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2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2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2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2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2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3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3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3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3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3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3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3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3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3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3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4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4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4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4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4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4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4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4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4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4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5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5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5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5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5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5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5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5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5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5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6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6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6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6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6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6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6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6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6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6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7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7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7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7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7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7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7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7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7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7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8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8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8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8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8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8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8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8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8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8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9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9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9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9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9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9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9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9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9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9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44" style:family="paragraph" style:parent-style-name="Standard">
      <style:paragraph-properties fo:text-align="justify" fo:break-before="auto" fo:line-height="115%" style:writing-mode="lr-tb"/>
    </style:style>
    <style:style style:name="T44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45" style:family="paragraph" style:parent-style-name="Standard">
      <style:paragraph-properties fo:text-align="justify" fo:break-before="auto" fo:line-height="115%" style:writing-mode="lr-tb"/>
    </style:style>
    <style:style style:name="T45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45_2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45_3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45_4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45_5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45_6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45_7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45_8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45_9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45_10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45_1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45_12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45_13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45_14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45_15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45_16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45_1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1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1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2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2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2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2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2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2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2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2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2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2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3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3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3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3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3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3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3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3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3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3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4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4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4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4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4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4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4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4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4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4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5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5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5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5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5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5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5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5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5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5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6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6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6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6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6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6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6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6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6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6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7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7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7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7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7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7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7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7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7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7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8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8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8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8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8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8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8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8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8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8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9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9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9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9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9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9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9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9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9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9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10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10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10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10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10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10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10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10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10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10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1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1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5_1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46" style:family="paragraph" style:parent-style-name="Standard">
      <style:paragraph-properties fo:text-align="justify" fo:break-before="auto" fo:line-height="115%" fo:margin-top="0cm" style:writing-mode="lr-tb"/>
    </style:style>
    <style:style style:name="T46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6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6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6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47" style:family="paragraph" style:parent-style-name="Standard">
      <style:paragraph-properties fo:text-align="justify" fo:break-before="auto" fo:line-height="115%" fo:margin-top="0cm" style:writing-mode="lr-tb"/>
    </style:style>
    <style:style style:name="T47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7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7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7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7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7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7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7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7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7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7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7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7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7_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7_1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7_1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7_1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7_1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7_1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7_2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48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48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8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8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8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8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8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8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8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8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8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8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8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8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8_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8_1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8_1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49" style:family="paragraph" style:parent-style-name="Standard">
      <style:paragraph-properties fo:text-align="justify" fo:break-before="auto" fo:line-height="115%" style:writing-mode="lr-tb"/>
    </style:style>
    <style:style style:name="T49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9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9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9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9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9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9_7" style:family="text"/>
    <style:style style:name="T49_8" style:family="text">
      <style:text-properties fo:color="#0563c1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49_9" style:family="text"/>
    <style:style style:name="T49_10" style:family="text">
      <style:text-properties fo:color="#0563c1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49_11" style:family="text"/>
    <style:style style:name="T49_12" style:family="text">
      <style:text-properties fo:color="#0563c1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49_13" style:family="text"/>
    <style:style style:name="T49_14" style:family="text">
      <style:text-properties fo:color="#0563c1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49_15" style:family="text"/>
    <style:style style:name="T49_16" style:family="text">
      <style:text-properties fo:color="#0563c1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49_17" style:family="text"/>
    <style:style style:name="T49_18" style:family="text">
      <style:text-properties fo:color="#0563c1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49_19" style:family="text"/>
    <style:style style:name="T49_20" style:family="text">
      <style:text-properties fo:color="#0563c1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49_21" style:family="text"/>
    <style:style style:name="T49_22" style:family="text">
      <style:text-properties fo:color="#0563c1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49_23" style:family="text"/>
    <style:style style:name="T49_24" style:family="text">
      <style:text-properties fo:color="#0563c1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49_25" style:family="text"/>
    <style:style style:name="T49_26" style:family="text">
      <style:text-properties fo:color="#0563c1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49_27" style:family="text"/>
    <style:style style:name="T49_28" style:family="text">
      <style:text-properties fo:color="#0563c1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49_29" style:family="text"/>
    <style:style style:name="T49_30" style:family="text">
      <style:text-properties fo:color="#0563c1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49_31" style:family="text"/>
    <style:style style:name="T49_32" style:family="text">
      <style:text-properties fo:color="#0563c1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49_3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>
      <style:text-properties style:font-name="Helvetica Neue" style:font-name-asian="Helvetica Neue" style:font-name-complex="Helvetica Neue"/>
    </style:style>
    <style:style style:name="P51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52" style:family="paragraph" style:parent-style-name="Standard">
      <style:paragraph-properties fo:text-align="center" fo:break-before="auto" fo:line-height="115%" style:writing-mode="lr-tb"/>
    </style:style>
    <style:style style:name="T52_1" style:family="text">
      <style:text-properties style:font-name="Helvetica Neue" fo:font-size="16pt" style:font-name-asian="Helvetica Neue" style:font-size-asian="16pt" style:font-name-complex="Helvetica Neue" style:font-size-complex="16pt" fo:font-weight="bold" style:font-weight-asian="bold" style:font-weight-complex="bold"/>
    </style:style>
    <style:style style:name="T52_2" style:family="text">
      <style:text-properties style:font-name="Helvetica Neue" fo:font-size="16pt" style:font-name-asian="Helvetica Neue" style:font-size-asian="16pt" style:font-name-complex="Helvetica Neue" style:font-size-complex="16pt" fo:font-weight="bold" style:font-weight-asian="bold" style:font-weight-complex="bold"/>
    </style:style>
    <style:style style:name="T52_3" style:family="text">
      <style:text-properties style:font-name="Helvetica Neue" fo:font-size="16pt" style:font-name-asian="Helvetica Neue" style:font-size-asian="16pt" style:font-name-complex="Helvetica Neue" style:font-size-complex="16pt" fo:font-weight="bold" style:font-weight-asian="bold" style:font-weight-complex="bold"/>
    </style:style>
    <style:style style:name="T52_4" style:family="text">
      <style:text-properties style:font-name="Helvetica Neue" fo:font-size="16pt" style:font-name-asian="Helvetica Neue" style:font-size-asian="16pt" style:font-name-complex="Helvetica Neue" style:font-size-complex="16pt"/>
    </style:style>
    <style:style style:name="P53" style:family="paragraph" style:parent-style-name="Standard">
      <style:paragraph-properties fo:text-align="justify" fo:break-before="auto" fo:line-height="115%" style:writing-mode="lr-tb"/>
    </style:style>
    <style:style style:name="T53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53_2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53_3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53_4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53_5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53_6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53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1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1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1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1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1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2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2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2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2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2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2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2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2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2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2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3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3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3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3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3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3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3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3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3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3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4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4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4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4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4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4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4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4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4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4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5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5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5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5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5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5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5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5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5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5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6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6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6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6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6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6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6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6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6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6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7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7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7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7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7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7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7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7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7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7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8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8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8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8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8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8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8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8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8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8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9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9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9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9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9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9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9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9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9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9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10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3_10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54" style:family="paragraph" style:parent-style-name="Standard">
      <style:paragraph-properties fo:text-align="justify" fo:break-before="auto" fo:line-height="115%" style:writing-mode="lr-tb"/>
    </style:style>
    <style:style style:name="T54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4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4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4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4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4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4_7" style:family="text"/>
    <style:style style:name="T54_8" style:family="text">
      <style:text-properties fo:color="#0563c1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54_9" style:family="text"/>
    <style:style style:name="T54_10" style:family="text">
      <style:text-properties fo:color="#0563c1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54_11" style:family="text"/>
    <style:style style:name="T54_12" style:family="text">
      <style:text-properties fo:color="#0563c1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54_13" style:family="text"/>
    <style:style style:name="T54_14" style:family="text">
      <style:text-properties fo:color="#0563c1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54_15" style:family="text"/>
    <style:style style:name="T54_16" style:family="text">
      <style:text-properties fo:color="#0563c1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54_17" style:family="text"/>
    <style:style style:name="T54_18" style:family="text">
      <style:text-properties fo:color="#0563c1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54_19" style:family="text"/>
    <style:style style:name="T54_20" style:family="text">
      <style:text-properties fo:color="#0563c1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54_21" style:family="text"/>
    <style:style style:name="T54_22" style:family="text">
      <style:text-properties fo:color="#0563c1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54_23" style:family="text"/>
    <style:style style:name="T54_24" style:family="text">
      <style:text-properties fo:color="#0563c1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54_2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55" style:family="paragraph" style:parent-style-name="Standard">
      <style:paragraph-properties fo:text-align="justify" fo:break-before="auto" fo:line-height="115%" style:writing-mode="lr-tb"/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56" style:family="paragraph" style:parent-style-name="Standard">
      <style:paragraph-properties fo:text-align="justify" fo:break-before="auto" fo:line-height="115%" style:writing-mode="lr-tb"/>
    </style:style>
    <style:style style:name="T56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56_2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56_3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56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6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6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6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6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6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6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6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6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6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6_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6_1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6_1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6_1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6_1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6_1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6_2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6_2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6_2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6_2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6_2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6_2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6_2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6_2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6_2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6_2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6_3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6_3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6_3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6_3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6_3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6_3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6_3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6_3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6_3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6_3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6_4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6_4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6_4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6_4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6_4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6_4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6_4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6_4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6_4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6_4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6_5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6_5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6_5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57" style:family="paragraph" style:parent-style-name="Standard">
      <style:paragraph-properties fo:text-align="justify" fo:break-before="auto" fo:line-height="115%" style:writing-mode="lr-tb"/>
    </style:style>
    <style:style style:name="T57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7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7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7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7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7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7_7" style:family="text"/>
    <style:style style:name="T57_8" style:family="text">
      <style:text-properties fo:color="#0563c1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57_9" style:family="text"/>
    <style:style style:name="T57_10" style:family="text">
      <style:text-properties fo:color="#0563c1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57_11" style:family="text"/>
    <style:style style:name="T57_12" style:family="text">
      <style:text-properties fo:color="#0563c1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57_13" style:family="text"/>
    <style:style style:name="T57_14" style:family="text">
      <style:text-properties fo:color="#0563c1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57_15" style:family="text"/>
    <style:style style:name="T57_16" style:family="text">
      <style:text-properties fo:color="#0563c1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57_17" style:family="text"/>
    <style:style style:name="T57_18" style:family="text">
      <style:text-properties fo:color="#0563c1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57_19" style:family="text"/>
    <style:style style:name="T57_20" style:family="text">
      <style:text-properties fo:color="#0563c1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57_21" style:family="text"/>
    <style:style style:name="T57_22" style:family="text">
      <style:text-properties fo:color="#0563c1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57_23" style:family="text"/>
    <style:style style:name="T57_24" style:family="text">
      <style:text-properties fo:color="#0563c1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57_2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>
      <style:text-properties style:font-name="Helvetica Neue" style:font-name-asian="Helvetica Neue" style:font-name-complex="Helvetica Neue"/>
    </style:style>
    <style:style style:name="P59" style:family="paragraph" style:parent-style-name="Standard">
      <style:paragraph-properties fo:text-align="justify" fo:break-before="auto" fo:line-height="115%" style:writing-mode="lr-tb"/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60" style:family="paragraph" style:parent-style-name="Standard">
      <style:paragraph-properties fo:text-align="justify" fo:break-before="auto" fo:line-height="115%" style:writing-mode="lr-tb"/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61" style:family="paragraph" style:parent-style-name="Standard">
      <style:paragraph-properties fo:text-align="justify" fo:break-before="auto" fo:line-height="115%" style:writing-mode="lr-tb"/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62" style:family="paragraph" style:parent-style-name="Standard">
      <style:paragraph-properties fo:text-align="justify" fo:break-before="auto" fo:line-height="115%" style:writing-mode="lr-tb"/>
    </style:style>
    <style:style style:name="T62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62_2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62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2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2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2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2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2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2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2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2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2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2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3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3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3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3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3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3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3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3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3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3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4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4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4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4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4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4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4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4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4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4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5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5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5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5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5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5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5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5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5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5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6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6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6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6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6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6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6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6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6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6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7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7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7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7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7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7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7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7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7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7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8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81" style:family="text">
      <style:text-properties fo:color="#333333" style:font-name="Helvetica Neue" fo:font-size="12pt" style:font-name-asian="Helvetica Neue" style:font-size-asian="12pt" style:font-name-complex="Helvetica Neue" style:font-size-complex="12pt"/>
    </style:style>
    <style:style style:name="T62_8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8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8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8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8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8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8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8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9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9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9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9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9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9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9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9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9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9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0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0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0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0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0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0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0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0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0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0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1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1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1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1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1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2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2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2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2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2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2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2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2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2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2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3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3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3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3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3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3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3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3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3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3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4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4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4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4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4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4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4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4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4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4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5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5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5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5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5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5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5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5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5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5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6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6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6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2_16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63" style:family="paragraph" style:parent-style-name="Standard">
      <style:paragraph-properties fo:text-align="justify" fo:break-before="auto" fo:line-height="115%" style:writing-mode="lr-tb"/>
    </style:style>
    <style:style style:name="T63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3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3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3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3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3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3_7" style:family="text"/>
    <style:style style:name="T63_8" style:family="text">
      <style:text-properties fo:color="#0563c1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63_9" style:family="text"/>
    <style:style style:name="T63_10" style:family="text">
      <style:text-properties fo:color="#0563c1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63_11" style:family="text"/>
    <style:style style:name="T63_12" style:family="text">
      <style:text-properties fo:color="#0563c1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63_13" style:family="text"/>
    <style:style style:name="T63_14" style:family="text">
      <style:text-properties fo:color="#0563c1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63_15" style:family="text"/>
    <style:style style:name="T63_16" style:family="text">
      <style:text-properties fo:color="#0563c1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63_17" style:family="text"/>
    <style:style style:name="T63_18" style:family="text">
      <style:text-properties fo:color="#0563c1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63_19" style:family="text"/>
    <style:style style:name="T63_20" style:family="text">
      <style:text-properties fo:color="#0563c1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63_21" style:family="text"/>
    <style:style style:name="T63_22" style:family="text">
      <style:text-properties fo:color="#0563c1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63_23" style:family="text"/>
    <style:style style:name="T63_24" style:family="text">
      <style:text-properties fo:color="#0563c1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63_2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65" style:family="paragraph" style:parent-style-name="Standard">
      <style:paragraph-properties fo:text-align="justify" fo:break-before="auto" fo:line-height="115%" style:writing-mode="lr-tb"/>
    </style:style>
    <style:style style:name="T65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65_2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65_3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65_4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65_5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65_6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65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1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1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1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1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1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2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2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2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2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2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2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2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2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2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2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3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3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3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3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3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3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3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3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3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3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4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4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4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4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4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4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4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4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4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4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5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5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5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5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5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5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5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5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5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5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6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6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6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6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6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6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6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6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6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6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7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7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7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7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7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7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7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7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7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7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8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8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8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8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8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8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8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8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8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8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9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9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9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9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9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9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9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9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9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9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10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10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10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10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10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10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10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10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10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10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1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1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1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1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1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11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11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11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11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11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12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12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12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12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12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12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12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12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12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12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13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13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13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13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13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13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13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13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13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13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14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14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14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14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14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14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14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14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14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14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15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15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15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15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15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15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66" style:family="paragraph" style:parent-style-name="Standard">
      <style:paragraph-properties fo:text-align="justify" fo:break-before="auto" fo:line-height="115%" style:writing-mode="lr-tb"/>
    </style:style>
    <style:style style:name="T66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6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6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6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6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6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6_7" style:family="text"/>
    <style:style style:name="T66_8" style:family="text">
      <style:text-properties fo:color="#0563c1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66_9" style:family="text"/>
    <style:style style:name="T66_10" style:family="text">
      <style:text-properties fo:color="#0563c1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66_11" style:family="text"/>
    <style:style style:name="T66_12" style:family="text">
      <style:text-properties fo:color="#0563c1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66_13" style:family="text"/>
    <style:style style:name="T66_14" style:family="text">
      <style:text-properties fo:color="#0563c1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66_15" style:family="text"/>
    <style:style style:name="T66_16" style:family="text">
      <style:text-properties fo:color="#0563c1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66_17" style:family="text"/>
    <style:style style:name="T66_18" style:family="text">
      <style:text-properties fo:color="#0563c1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66_19" style:family="text"/>
    <style:style style:name="T66_20" style:family="text">
      <style:text-properties fo:color="#0563c1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66_21" style:family="text"/>
    <style:style style:name="T66_22" style:family="text">
      <style:text-properties fo:color="#0563c1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66_23" style:family="text"/>
    <style:style style:name="T66_24" style:family="text">
      <style:text-properties fo:color="#0563c1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66_25" style:family="text"/>
    <style:style style:name="T66_26" style:family="text">
      <style:text-properties fo:color="#0563c1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66_27" style:family="text"/>
    <style:style style:name="T66_28" style:family="text">
      <style:text-properties fo:color="#0563c1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66_29" style:family="text"/>
    <style:style style:name="T66_30" style:family="text">
      <style:text-properties fo:color="#0563c1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66_31" style:family="text"/>
    <style:style style:name="T66_32" style:family="text">
      <style:text-properties fo:color="#0563c1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66_3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68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69" style:family="paragraph" style:parent-style-name="Standard">
      <style:paragraph-properties fo:text-align="center" fo:break-before="auto" fo:line-height="115%" style:writing-mode="lr-tb"/>
    </style:style>
    <style:style style:name="T69_1" style:family="text">
      <style:text-properties style:font-name="Helvetica Neue" fo:font-size="16pt" style:font-name-asian="Helvetica Neue" style:font-size-asian="16pt" style:font-name-complex="Helvetica Neue" style:font-size-complex="16pt" fo:font-weight="bold" style:font-weight-asian="bold" style:font-weight-complex="bold"/>
    </style:style>
    <style:style style:name="T69_2" style:family="text">
      <style:text-properties style:font-name="Helvetica Neue" fo:font-size="16pt" style:font-name-asian="Helvetica Neue" style:font-size-asian="16pt" style:font-name-complex="Helvetica Neue" style:font-size-complex="16pt" fo:font-weight="bold" style:font-weight-asian="bold" style:font-weight-complex="bold"/>
    </style:style>
    <style:style style:name="T69_3" style:family="text">
      <style:text-properties style:font-name="Helvetica Neue" fo:font-size="16pt" style:font-name-asian="Helvetica Neue" style:font-size-asian="16pt" style:font-name-complex="Helvetica Neue" style:font-size-complex="16pt" fo:font-weight="bold" style:font-weight-asian="bold" style:font-weight-complex="bold"/>
    </style:style>
    <style:style style:name="T69_4" style:family="text">
      <style:text-properties style:font-name="Helvetica Neue" fo:font-size="16pt" style:font-name-asian="Helvetica Neue" style:font-size-asian="16pt" style:font-name-complex="Helvetica Neue" style:font-size-complex="16pt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70_2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70_3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70_4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70_5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70_6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70_7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70_8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70_9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70_10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70_1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70_12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70_13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70_14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70_15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70_16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70_1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71" style:family="paragraph" style:parent-style-name="Standard">
      <style:paragraph-properties fo:text-align="justify" fo:break-before="auto" fo:line-height="115%" fo:margin-top="0cm" style:writing-mode="lr-tb"/>
    </style:style>
    <style:style style:name="T71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1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1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1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1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1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1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1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1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1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1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1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1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1_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72" style:family="paragraph" style:parent-style-name="Standard">
      <style:paragraph-properties fo:text-align="justify" fo:break-before="auto" fo:line-height="115%" fo:margin-top="0cm" style:writing-mode="lr-tb"/>
    </style:style>
    <style:style style:name="T72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2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2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2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2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2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2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2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73" style:family="paragraph" style:parent-style-name="Standard">
      <style:paragraph-properties fo:text-align="justify" fo:break-before="auto" fo:line-height="115%" fo:margin-top="0cm" style:writing-mode="lr-tb"/>
    </style:style>
    <style:style style:name="T73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3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3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3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3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3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74" style:family="paragraph" style:parent-style-name="Standard">
      <style:paragraph-properties fo:text-align="justify" fo:break-before="auto" fo:line-height="115%" fo:margin-top="0cm" style:writing-mode="lr-tb"/>
    </style:style>
    <style:style style:name="T74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4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4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4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4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4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75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75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5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5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5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5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5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5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5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5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5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5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5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5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5_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5_1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5_1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5_1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5_1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5_1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5_2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5_2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5_2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5_2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5_2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5_2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5_2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5_2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5_2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5_2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5_3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5_3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5_3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5_3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5_3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5_3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5_3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5_3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5_3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5_3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5_4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5_4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5_4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76" style:family="paragraph" style:parent-style-name="Standard">
      <style:paragraph-properties fo:text-align="justify" fo:break-before="auto" fo:line-height="115%" style:writing-mode="lr-tb"/>
      <style:text-properties style:font-name="Helvetica Neue" style:font-name-asian="Helvetica Neue" style:font-name-complex="Helvetica Neue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77_2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77_3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77_4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77_5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77_6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77_7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77_8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77_9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77_10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77_1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77_12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77_13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77_14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77_15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77_16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77_1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78" style:family="paragraph" style:parent-style-name="Standard">
      <style:paragraph-properties fo:break-before="auto" fo:line-height="115%" fo:margin-top="0cm" style:writing-mode="lr-tb"/>
    </style:style>
    <style:style style:name="T78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8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8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8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8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8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8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8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8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8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8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8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8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8_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8_1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8_1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8_1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8_1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79" style:family="paragraph" style:parent-style-name="Standard">
      <style:paragraph-properties fo:break-before="auto" fo:line-height="115%" fo:margin-top="0cm" style:writing-mode="lr-tb"/>
    </style:style>
    <style:style style:name="T79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9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9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9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80" style:family="paragraph" style:parent-style-name="Standard">
      <style:paragraph-properties fo:break-before="auto" fo:line-height="115%" fo:margin-top="0cm" style:writing-mode="lr-tb"/>
    </style:style>
    <style:style style:name="T80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0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0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0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0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0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81" style:family="paragraph" style:parent-style-name="Standard">
      <style:paragraph-properties fo:break-before="auto" fo:line-height="115%" fo:margin-top="0cm" style:writing-mode="lr-tb"/>
    </style:style>
    <style:style style:name="T81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1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1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1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1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1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1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1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1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1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1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1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1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1_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1_1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1_1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1_1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1_1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1_1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1_2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82" style:family="paragraph" style:parent-style-name="Standard">
      <style:paragraph-properties fo:break-before="auto" fo:line-height="115%" fo:margin-top="0cm" fo:margin-bottom="0cm" style:writing-mode="lr-tb"/>
    </style:style>
    <style:style style:name="T82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2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2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2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2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2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2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2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2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2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2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2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2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2_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2_1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2_1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2_1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2_1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2_1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2_2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2_2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2_2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2_2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2_2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2_2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2_2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2_2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2_2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2_2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2_3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2_3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2_3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2_3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2_3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2_3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2_3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2_3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2_3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2_3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2_4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2_4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83" style:family="paragraph" style:parent-style-name="Standard">
      <style:paragraph-properties fo:break-before="auto" fo:line-height="115%" style:writing-mode="lr-tb"/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84_2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84_3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84_4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84_5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84_6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84_7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84_8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84_9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84_10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84_1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84_12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84_13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84_14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84_15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84_16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84_1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85" style:family="paragraph" style:parent-style-name="Standard">
      <style:paragraph-properties fo:break-before="auto" fo:line-height="115%" fo:margin-top="0cm" style:writing-mode="lr-tb"/>
    </style:style>
    <style:style style:name="T85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5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5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5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5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5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5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5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5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5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5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5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5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5_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5_1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5_1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5_1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5_1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5_1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5_2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86" style:family="paragraph" style:parent-style-name="Standard">
      <style:paragraph-properties fo:break-before="auto" fo:line-height="115%" fo:margin-top="0cm" style:writing-mode="lr-tb"/>
    </style:style>
    <style:style style:name="T86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6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6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6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6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6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6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6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6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6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6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6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6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6_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87" style:family="paragraph" style:parent-style-name="Standard">
      <style:paragraph-properties fo:break-before="auto" fo:line-height="115%" fo:margin-top="0cm" style:writing-mode="lr-tb"/>
    </style:style>
    <style:style style:name="T87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7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7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7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7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7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7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7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7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7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88" style:family="paragraph" style:parent-style-name="Standard">
      <style:paragraph-properties fo:break-before="auto" fo:line-height="115%" fo:margin-top="0cm" style:writing-mode="lr-tb"/>
    </style:style>
    <style:style style:name="T88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8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8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8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8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8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8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8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8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8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8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8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8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8_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8_1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8_1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8_1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8_1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8_1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8_2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8_2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8_2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89" style:family="paragraph" style:parent-style-name="Standard">
      <style:paragraph-properties fo:break-before="auto" fo:line-height="115%" fo:margin-top="0cm" fo:margin-bottom="0cm" style:writing-mode="lr-tb"/>
    </style:style>
    <style:style style:name="T89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9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9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9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9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9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9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9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9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9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9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9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9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9_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9_1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9_1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9_1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9_1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9_1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9_2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9_2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9_2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9_2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9_2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9_2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9_2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9_2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9_2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9_2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9_3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9_3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9_3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9_3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9_3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9_3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9_3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9_3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9_3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9_3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9_4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9_4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9_4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9_4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9_4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9_4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9_4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9_4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9_4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90" style:family="paragraph" style:parent-style-name="Standard">
      <style:paragraph-properties fo:break-before="auto" fo:line-height="115%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91" style:family="paragraph" style:parent-style-name="Standard">
      <style:paragraph-properties fo:break-before="auto" fo:line-height="115%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92" style:family="paragraph" style:parent-style-name="Standard">
      <style:paragraph-properties fo:text-align="center" fo:break-before="auto" fo:line-height="115%" style:writing-mode="lr-tb"/>
    </style:style>
    <style:style style:name="T92_1" style:family="text">
      <style:text-properties style:font-name="Helvetica Neue" fo:font-size="16pt" style:font-name-asian="Helvetica Neue" style:font-size-asian="16pt" style:font-name-complex="Helvetica Neue" style:font-size-complex="16pt" fo:font-weight="bold" style:font-weight-asian="bold" style:font-weight-complex="bold"/>
    </style:style>
    <style:style style:name="T92_2" style:family="text">
      <style:text-properties style:font-name="Helvetica Neue" fo:font-size="16pt" style:font-name-asian="Helvetica Neue" style:font-size-asian="16pt" style:font-name-complex="Helvetica Neue" style:font-size-complex="16pt" fo:font-weight="bold" style:font-weight-asian="bold" style:font-weight-complex="bold"/>
    </style:style>
    <style:style style:name="T92_3" style:family="text">
      <style:text-properties style:font-name="Helvetica Neue" fo:font-size="16pt" style:font-name-asian="Helvetica Neue" style:font-size-asian="16pt" style:font-name-complex="Helvetica Neue" style:font-size-complex="16pt" fo:font-weight="bold" style:font-weight-asian="bold" style:font-weight-complex="bold"/>
    </style:style>
    <style:style style:name="T92_4" style:family="text">
      <style:text-properties style:font-name="Helvetica Neue" fo:font-size="16pt" style:font-name-asian="Helvetica Neue" style:font-size-asian="16pt" style:font-name-complex="Helvetica Neue" style:font-size-complex="16pt"/>
    </style:style>
    <style:style style:name="P93" style:family="paragraph" style:parent-style-name="Standard">
      <style:paragraph-properties fo:break-before="auto" fo:line-height="115%" fo:margin-top="0cm" style:writing-mode="lr-tb"/>
    </style:style>
    <style:style style:name="T93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3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3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3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3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3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3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3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94" style:family="paragraph" style:parent-style-name="Standard">
      <style:paragraph-properties fo:break-before="auto" fo:line-height="115%" fo:margin-top="0cm" style:writing-mode="lr-tb"/>
    </style:style>
    <style:style style:name="T94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4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4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4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4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4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4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4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4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4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95" style:family="paragraph" style:parent-style-name="Standard">
      <style:paragraph-properties fo:break-before="auto" fo:line-height="115%" fo:margin-top="0cm" style:writing-mode="lr-tb"/>
    </style:style>
    <style:style style:name="T95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5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5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5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5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5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5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5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5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5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5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5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5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5_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5_1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5_1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5_1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5_1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5_1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5_2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5_2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5_2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5_2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96" style:family="paragraph" style:parent-style-name="Standard">
      <style:paragraph-properties fo:break-before="auto" fo:line-height="115%" fo:margin-top="0cm" style:writing-mode="lr-tb"/>
    </style:style>
    <style:style style:name="T96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6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6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6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97" style:family="paragraph" style:parent-style-name="Standard">
      <style:paragraph-properties fo:break-before="auto" fo:line-height="115%" fo:margin-top="0cm" fo:margin-bottom="0cm" style:writing-mode="lr-tb"/>
    </style:style>
    <style:style style:name="T97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7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7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7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7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7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7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7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7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7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7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7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7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7_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7_1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7_1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7_1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7_1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7_1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7_2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7_2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7_2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7_2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7_2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7_2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7_2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7_2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7_2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7_2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7_3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7_3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7_3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7_3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7_34" style:family="text">
      <style:text-properties style:font-name="Helvetica Neue" fo:font-size="12pt" style:font-name-asian="Helvetica Neue" style:font-size-asian="12pt" style:font-name-complex="Helvetica Neue" style:font-size-complex="12pt"/>
    </style:style>
  </office:automatic-styles>
  <office:body>
    <office:text>
      <text:p text:style-name="P1"><text:span text:style-name="T1_1">Rushabh</text:span><text:span text:style-name="T1_2"><text:s/></text:span><text:span text:style-name="T1_3">Padalia</text:span><text:span text:style-name="T1_4"><text:s/></text:span><text:span text:style-name="T1_5"><text:s/></text:span></text:p>
      <text:p text:style-name="P2"><text:span text:style-name="T2_1">Mobile</text:span><text:span text:style-name="T2_2">:<text:s/>+61<text:s/>452403830<text:s/></text:span></text:p>
      <text:p text:style-name="P3"><text:span text:style-name="T3_1">Email</text:span><text:span text:style-name="T3_2">:<text:s/></text:span><text:span text:style-name="T3_3">padalia</text:span><text:span text:style-name="T3_4">.</text:span><text:span text:style-name="T3_5">rushabh</text:span><text:span text:style-name="T3_6">@</text:span><text:span text:style-name="T3_7">gmail</text:span><text:span text:style-name="T3_8">.</text:span><text:span text:style-name="T3_9">com</text:span><text:span text:style-name="T3_10"><text:s text:c="4"/></text:span><text:span text:style-name="T3_11">Web</text:span><text:span text:style-name="T3_12">:<text:s/></text:span><text:span text:style-name="T3_13">http</text:span><text:span text:style-name="T3_14">://</text:span><text:span text:style-name="T3_15">rushabh</text:span><text:span text:style-name="T3_16">.</text:span><text:span text:style-name="T3_17">padalia</text:span><text:span text:style-name="T3_18">.</text:span><text:span text:style-name="T3_19">net</text:span><text:span text:style-name="T3_20"><text:s/></text:span></text:p>
      <text:p text:style-name="P4"><text:span text:style-name="T4_1"><text:s/></text:span></text:p>
      <text:p text:style-name="P5"/>
      <text:p text:style-name="P6"><text:span text:style-name="T6_1"><text:s/></text:span></text:p>
      <text:p text:style-name="P7"><text:span text:style-name="T7_1">Seeking</text:span><text:span text:style-name="T7_2"><text:s/></text:span><text:span text:style-name="T7_3">challenging</text:span><text:span text:style-name="T7_4"><text:s/></text:span><text:span text:style-name="T7_5">assignment</text:span><text:span text:style-name="T7_6"><text:s/></text:span><text:span text:style-name="T7_7">in</text:span><text:span text:style-name="T7_8"><text:s/></text:span><text:span text:style-name="T7_9">Software</text:span><text:span text:style-name="T7_10"><text:s/></text:span><text:span text:style-name="T7_11">Development</text:span><text:span text:style-name="T7_12"><text:s/></text:span></text:p>
      <text:p text:style-name="P8"><text:span text:style-name="T8_1"><text:s/></text:span></text:p>
      <text:p text:style-name="P9"><text:span text:style-name="T9_1">Competencies</text:span><text:span text:style-name="T9_2"><text:s/></text:span></text:p>
      <text:list text:style-name="LS1" xml:id="list0">
        <text:list-item>
          <text:p text:style-name="P10"><text:span text:style-name="T10_1">Up</text:span><text:span text:style-name="T10_2"><text:s/></text:span><text:span text:style-name="T10_3">to</text:span><text:span text:style-name="T10_4"><text:s/></text:span><text:span text:style-name="T10_5">date</text:span><text:span text:style-name="T10_6"><text:s/></text:span><text:span text:style-name="T10_7">with</text:span><text:span text:style-name="T10_8"><text:s/></text:span><text:span text:style-name="T10_9">latest</text:span><text:span text:style-name="T10_10"><text:s/></text:span><text:span text:style-name="T10_11">software</text:span><text:span text:style-name="T10_12"><text:s/></text:span><text:span text:style-name="T10_13">technologies</text:span><text:span text:style-name="T10_14"><text:s/></text:span></text:p>
        </text:list-item>
        <text:list-item>
          <text:p text:style-name="P11"><text:span text:style-name="T11_1">Have</text:span><text:span text:style-name="T11_2"><text:s/></text:span><text:span text:style-name="T11_3">special</text:span><text:span text:style-name="T11_4"><text:s/></text:span><text:span text:style-name="T11_5">interest</text:span><text:span text:style-name="T11_6"><text:s/></text:span><text:span text:style-name="T11_7">and</text:span><text:span text:style-name="T11_8"><text:s/></text:span><text:span text:style-name="T11_9">expertise</text:span><text:span text:style-name="T11_10"><text:s/></text:span><text:span text:style-name="T11_11">in</text:span><text:span text:style-name="T11_12"><text:s/></text:span><text:span text:style-name="T11_13">Linux</text:span><text:span text:style-name="T11_14"><text:s/></text:span><text:span text:style-name="T11_15">and</text:span><text:span text:style-name="T11_16"><text:s/></text:span><text:span text:style-name="T11_17">other</text:span><text:span text:style-name="T11_18"><text:s/></text:span><text:span text:style-name="T11_19">open</text:span><text:span text:style-name="T11_20"><text:s/></text:span><text:span text:style-name="T11_21">source</text:span><text:span text:style-name="T11_22"><text:s/></text:span><text:span text:style-name="T11_23">technologies</text:span><text:span text:style-name="T11_24"><text:s/></text:span></text:p>
        </text:list-item>
        <text:list-item>
          <text:p text:style-name="P12"><text:span text:style-name="T12_1">Detail</text:span><text:span text:style-name="T12_2"><text:s/></text:span><text:span text:style-name="T12_3">oriented</text:span><text:span text:style-name="T12_4"><text:s/></text:span><text:span text:style-name="T12_5">with</text:span><text:span text:style-name="T12_6"><text:s/></text:span><text:span text:style-name="T12_7">strong</text:span><text:span text:style-name="T12_8"><text:s/></text:span><text:span text:style-name="T12_9">programming</text:span><text:span text:style-name="T12_10"><text:s/></text:span><text:span text:style-name="T12_11">skills</text:span><text:span text:style-name="T12_12"><text:s/></text:span></text:p>
        </text:list-item>
        <text:list-item>
          <text:p text:style-name="P13"><text:span text:style-name="T13_1">Works</text:span><text:span text:style-name="T13_2"><text:s/></text:span><text:span text:style-name="T13_3">diligently</text:span><text:span text:style-name="T13_4"><text:s/></text:span><text:span text:style-name="T13_5">on</text:span><text:span text:style-name="T13_6"><text:s/></text:span><text:span text:style-name="T13_7">complex</text:span><text:span text:style-name="T13_8">,<text:s/></text:span><text:span text:style-name="T13_9">big</text:span><text:span text:style-name="T13_10">,<text:s/></text:span><text:span text:style-name="T13_11">tedious</text:span><text:span text:style-name="T13_12"><text:s/></text:span><text:span text:style-name="T13_13">assignments</text:span><text:span text:style-name="T13_14"><text:s/></text:span></text:p>
        </text:list-item>
        <text:list-item>
          <text:p text:style-name="P14"><text:span text:style-name="T14_1">Practical</text:span><text:span text:style-name="T14_2"><text:s/></text:span><text:span text:style-name="T14_3">ability</text:span><text:span text:style-name="T14_4"><text:s/></text:span><text:span text:style-name="T14_5">to</text:span><text:span text:style-name="T14_6"><text:s/></text:span><text:span text:style-name="T14_7">gather</text:span><text:span text:style-name="T14_8"><text:s/></text:span><text:span text:style-name="T14_9">and</text:span><text:span text:style-name="T14_10"><text:s/></text:span><text:span text:style-name="T14_11">use</text:span><text:span text:style-name="T14_12"><text:s/></text:span><text:span text:style-name="T14_13">data</text:span><text:span text:style-name="T14_14"><text:s/></text:span><text:span text:style-name="T14_15">effectively</text:span><text:span text:style-name="T14_16"><text:s/></text:span></text:p>
        </text:list-item>
        <text:list-item>
          <text:p text:style-name="P15"><text:span text:style-name="T15_1">Excellent</text:span><text:span text:style-name="T15_2"><text:s/></text:span><text:span text:style-name="T15_3">interpersonal</text:span><text:span text:style-name="T15_4"><text:s/></text:span><text:span text:style-name="T15_5">communication</text:span><text:span text:style-name="T15_6">,<text:s/></text:span><text:span text:style-name="T15_7">time</text:span><text:span text:style-name="T15_8"><text:s/></text:span><text:span text:style-name="T15_9">management</text:span><text:span text:style-name="T15_10">,<text:s/></text:span><text:span text:style-name="T15_11">and</text:span><text:span text:style-name="T15_12"><text:s/></text:span><text:span text:style-name="T15_13">problem</text:span><text:span text:style-name="T15_14"><text:s/></text:span><text:span text:style-name="T15_15">resolution</text:span><text:span text:style-name="T15_16"><text:s/></text:span><text:span text:style-name="T15_17">skills</text:span><text:span text:style-name="T15_18"><text:s/></text:span></text:p>
        </text:list-item>
      </text:list>
      <text:p text:style-name="P16"/>
      <text:p text:style-name="P17"><text:span text:style-name="T17_1">Professional</text:span><text:span text:style-name="T17_2"><text:s/></text:span><text:span text:style-name="T17_3">Skills</text:span><text:span text:style-name="T17_4"><text:s/></text:span></text:p>
      <text:list text:style-name="LS2" xml:id="list6">
        <text:list-item>
          <text:p text:style-name="P18"><text:span text:style-name="T18_1">Programming</text:span><text:span text:style-name="T18_2"><text:s/></text:span><text:span text:style-name="T18_3">Languages</text:span><text:span text:style-name="T18_4">:<text:s/></text:span><text:span text:style-name="T18_5">Java</text:span><text:span text:style-name="T18_6">,<text:s/></text:span><text:span text:style-name="T18_7">Python</text:span><text:span text:style-name="T18_8">,<text:s/></text:span><text:span text:style-name="T18_9">JavaScript</text:span><text:span text:style-name="T18_10">,<text:s/></text:span><text:span text:style-name="T18_11">C</text:span><text:span text:style-name="T18_12">#,<text:s/></text:span><text:span text:style-name="T18_13">PHP</text:span><text:span text:style-name="T18_14"><text:s/></text:span></text:p>
        </text:list-item>
        <text:list-item>
          <text:p text:style-name="P19"><text:span text:style-name="T19_1">Technologies</text:span><text:span text:style-name="T19_2">/</text:span><text:span text:style-name="T19_3">Frameworks</text:span><text:span text:style-name="T19_4">:<text:s/></text:span><text:span text:style-name="T19_5">GTK</text:span><text:span text:style-name="T19_6">/</text:span><text:span text:style-name="T19_7">Glade</text:span><text:span text:style-name="T19_8">,<text:s/></text:span><text:span text:style-name="T19_9">Node</text:span><text:span text:style-name="T19_10">.</text:span><text:span text:style-name="T19_11">js</text:span><text:span text:style-name="T19_12">,<text:s/>.</text:span><text:span text:style-name="T19_13">NET</text:span><text:span text:style-name="T19_14"><text:s/></text:span><text:span text:style-name="T19_15">Framework</text:span><text:span text:style-name="T19_16">,<text:s/></text:span><text:span text:style-name="T19_17">Android</text:span><text:span text:style-name="T19_18">,<text:s/></text:span><text:span text:style-name="T19_19">JQuery</text:span><text:span text:style-name="T19_20">,<text:s/></text:span><text:span text:style-name="T19_21">Bootstrap</text:span><text:span text:style-name="T19_22"><text:s/></text:span><text:span text:style-name="T19_23">CSS</text:span><text:span text:style-name="T19_24"><text:s/></text:span><text:span text:style-name="T19_25">Framework</text:span><text:span text:style-name="T19_26"><text:s/></text:span></text:p>
        </text:list-item>
        <text:list-item>
          <text:p text:style-name="P20"><text:span text:style-name="T20_1">Operating</text:span><text:span text:style-name="T20_2"><text:s/></text:span><text:span text:style-name="T20_3">Systems</text:span><text:span text:style-name="T20_4">:<text:s/></text:span><text:span text:style-name="T20_5">Linux</text:span><text:span text:style-name="T20_6"><text:s/>(</text:span><text:span text:style-name="T20_7">Fedora</text:span><text:span text:style-name="T20_8">,<text:s/></text:span><text:span text:style-name="T20_9">openSUSE</text:span><text:span text:style-name="T20_10"><text:s/></text:span><text:span text:style-name="T20_11">and</text:span><text:span text:style-name="T20_12"><text:s/></text:span><text:span text:style-name="T20_13">Debian</text:span><text:span text:style-name="T20_14"><text:s/></text:span><text:span text:style-name="T20_15">based</text:span><text:span text:style-name="T20_16"><text:s/></text:span><text:span text:style-name="T20_17">distros</text:span><text:span text:style-name="T20_18">),<text:s/></text:span><text:span text:style-name="T20_19">Windows</text:span><text:span text:style-name="T20_20"><text:s/>8/7/</text:span><text:span text:style-name="T20_21">XP</text:span><text:span text:style-name="T20_22"><text:s/></text:span></text:p>
        </text:list-item>
        <text:list-item>
          <text:p text:style-name="P21"><text:span text:style-name="T21_1">Database</text:span><text:span text:style-name="T21_2"><text:s/></text:span><text:span text:style-name="T21_3">Technologies</text:span><text:span text:style-name="T21_4">:<text:s/></text:span><text:span text:style-name="T21_5">MySQL</text:span><text:span text:style-name="T21_6">,<text:s/></text:span><text:span text:style-name="T21_7">SQL</text:span><text:span text:style-name="T21_8"><text:s/></text:span><text:span text:style-name="T21_9">Server</text:span><text:span text:style-name="T21_10">,<text:s/></text:span><text:span text:style-name="T21_11">SQLite</text:span><text:span text:style-name="T21_12">,<text:s/></text:span><text:span text:style-name="T21_13">Postgresql</text:span><text:span text:style-name="T21_14">,<text:s/></text:span><text:span text:style-name="T21_15">MongoDB</text:span><text:span text:style-name="T21_16"><text:s/></text:span></text:p>
        </text:list-item>
        <text:list-item>
          <text:p text:style-name="P22"><text:span text:style-name="T22_1">Software</text:span><text:span text:style-name="T22_2"><text:s/></text:span><text:span text:style-name="T22_3">Packages</text:span><text:span text:style-name="T22_4">:<text:s/></text:span><text:span text:style-name="T22_5">LibreOffice</text:span><text:span text:style-name="T22_6"><text:s/></text:span><text:span text:style-name="T22_7">suite</text:span><text:span text:style-name="T22_8">,<text:s/></text:span><text:span text:style-name="T22_9">Microsoft</text:span><text:span text:style-name="T22_10"><text:s/></text:span><text:span text:style-name="T22_11">Office</text:span><text:span text:style-name="T22_12">,<text:s/></text:span><text:span text:style-name="T22_13">Cloud</text:span><text:span text:style-name="T22_14"><text:s/></text:span><text:span text:style-name="T22_15">based</text:span><text:span text:style-name="T22_16"><text:s/></text:span><text:span text:style-name="T22_17">office</text:span><text:span text:style-name="T22_18"><text:s/></text:span><text:span text:style-name="T22_19">suite</text:span><text:span text:style-name="T22_20">(</text:span><text:span text:style-name="T22_21">Google</text:span><text:span text:style-name="T22_22"><text:s/></text:span><text:span text:style-name="T22_23">docs</text:span><text:span text:style-name="T22_24"><text:s/>,<text:s/></text:span><text:span text:style-name="T22_25">Office</text:span><text:span text:style-name="T22_26"><text:s/>365),<text:s/></text:span><text:span text:style-name="T22_27">Git</text:span><text:span text:style-name="T22_28"><text:s/></text:span><text:span text:style-name="T22_29">distributed</text:span><text:span text:style-name="T22_30"><text:s/></text:span><text:span text:style-name="T22_31">version</text:span><text:span text:style-name="T22_32"><text:s/></text:span><text:span text:style-name="T22_33">control</text:span><text:span text:style-name="T22_34"><text:s/></text:span><text:span text:style-name="T22_35">system</text:span><text:span text:style-name="T22_36">,<text:s/></text:span><text:span text:style-name="T22_37">Mercurial</text:span><text:span text:style-name="T22_38"><text:s/></text:span><text:span text:style-name="T22_39">distributed</text:span><text:span text:style-name="T22_40"><text:s/></text:span><text:span text:style-name="T22_41">version</text:span><text:span text:style-name="T22_42"><text:s/></text:span><text:span text:style-name="T22_43">control</text:span><text:span text:style-name="T22_44"><text:s/></text:span><text:span text:style-name="T22_45">system</text:span><text:span text:style-name="T22_46">,<text:s/></text:span><text:span text:style-name="T22_47">Eclipse</text:span></text:p>
        </text:list-item>
      </text:list>
      <text:p text:style-name="P23"/>
      <text:p text:style-name="P24"><text:span text:style-name="T24_1">Professional</text:span><text:span text:style-name="T24_2"><text:s/></text:span><text:span text:style-name="T24_3">Experience</text:span><text:span text:style-name="T24_4"><text:s/></text:span></text:p>
      <text:p text:style-name="P25"><text:span text:style-name="T25_1">Larsen</text:span><text:span text:style-name="T25_2"><text:s/></text:span><text:span text:style-name="T25_3">and</text:span><text:span text:style-name="T25_4"><text:s/></text:span><text:span text:style-name="T25_5">Toubro</text:span><text:span text:style-name="T25_6"><text:s/></text:span><text:span text:style-name="T25_7">–<text:s/></text:span><text:span text:style-name="T25_8">Undergone</text:span><text:span text:style-name="T25_9"><text:s/>4<text:s/></text:span><text:span text:style-name="T25_10">months</text:span><text:span text:style-name="T25_11"><text:s/></text:span><text:span text:style-name="T25_12">of</text:span><text:span text:style-name="T25_13"><text:s/></text:span><text:span text:style-name="T25_14">vocational</text:span><text:span text:style-name="T25_15"><text:s/></text:span><text:span text:style-name="T25_16">training</text:span><text:span text:style-name="T25_17"><text:s/></text:span><text:span text:style-name="T25_18">on</text:span><text:span text:style-name="T25_19"><text:s/>“</text:span><text:span text:style-name="T25_20">Software</text:span><text:span text:style-name="T25_21"><text:s/></text:span><text:span text:style-name="T25_22">Development</text:span><text:span text:style-name="T25_23"><text:s/></text:span><text:span text:style-name="T25_24">and</text:span><text:span text:style-name="T25_25"><text:s/></text:span><text:span text:style-name="T25_26">Implementation</text:span><text:span text:style-name="T25_27"><text:s/></text:span><text:span text:style-name="T25_28">of</text:span><text:span text:style-name="T25_29"><text:s/></text:span><text:span text:style-name="T25_30">Safety</text:span><text:span text:style-name="T25_31"><text:s/></text:span><text:span text:style-name="T25_32">Field</text:span><text:span text:style-name="T25_33"><text:s/></text:span><text:span text:style-name="T25_34">Audit</text:span><text:span text:style-name="T25_35"><text:s/>”<text:s/></text:span><text:span text:style-name="T25_36">at</text:span><text:span text:style-name="T25_37"><text:s/></text:span><text:span text:style-name="T25_38">L</text:span><text:span text:style-name="T25_39">&amp;</text:span><text:span text:style-name="T25_40">T</text:span><text:span text:style-name="T25_41">-</text:span><text:span text:style-name="T25_42">Modular</text:span><text:span text:style-name="T25_43"><text:s/></text:span><text:span text:style-name="T25_44">Fabrication</text:span><text:span text:style-name="T25_45"><text:s/></text:span><text:span text:style-name="T25_46">Facility</text:span><text:span text:style-name="T25_47"><text:s/>(</text:span><text:span text:style-name="T25_48">MFF</text:span><text:span text:style-name="T25_49">),<text:s/></text:span><text:span text:style-name="T25_50">during</text:span><text:span text:style-name="T25_51"><text:s/></text:span><text:span text:style-name="T25_52">the</text:span><text:span text:style-name="T25_53"><text:s/></text:span><text:span text:style-name="T25_54">period</text:span><text:span text:style-name="T25_55"><text:s/></text:span><text:span text:style-name="T25_56">of</text:span><text:span text:style-name="T25_57"><text:s/></text:span><text:span text:style-name="T25_58">Jan</text:span><text:span text:style-name="T25_59">-</text:span><text:span text:style-name="T25_60">May</text:span><text:span text:style-name="T25_61"><text:s/>2012.<text:s/></text:span></text:p>
      <text:p text:style-name="P26"><text:span text:style-name="T26_1">Developed</text:span><text:span text:style-name="T26_2"><text:s/></text:span><text:span text:style-name="T26_3">web</text:span><text:span text:style-name="T26_4"><text:s/></text:span><text:span text:style-name="T26_5">based</text:span><text:span text:style-name="T26_6"><text:s/></text:span><text:span text:style-name="T26_7">application</text:span><text:span text:style-name="T26_8"><text:s/></text:span><text:span text:style-name="T26_9">for</text:span><text:span text:style-name="T26_10"><text:s/></text:span><text:span text:style-name="T26_11">Engineers</text:span><text:span text:style-name="T26_12"><text:s/></text:span><text:span text:style-name="T26_13">to</text:span><text:span text:style-name="T26_14"><text:s/></text:span><text:span text:style-name="T26_15">input</text:span><text:span text:style-name="T26_16"><text:s/></text:span><text:span text:style-name="T26_17">and</text:span><text:span text:style-name="T26_18"><text:s/></text:span><text:span text:style-name="T26_19">manage</text:span><text:span text:style-name="T26_20"><text:s/></text:span><text:span text:style-name="T26_21">safety</text:span><text:span text:style-name="T26_22"><text:s/></text:span><text:span text:style-name="T26_23">violations</text:span><text:span text:style-name="T26_24"><text:s/></text:span><text:span text:style-name="T26_25">by</text:span><text:span text:style-name="T26_26"><text:s/></text:span><text:span text:style-name="T26_27">staff</text:span><text:span text:style-name="T26_28"><text:s/></text:span><text:span text:style-name="T26_29">during</text:span><text:span text:style-name="T26_30"><text:s/></text:span><text:span text:style-name="T26_31">work</text:span><text:span text:style-name="T26_32"><text:s/></text:span><text:span text:style-name="T26_33">in</text:span><text:span text:style-name="T26_34"><text:s/></text:span><text:span text:style-name="T26_35">fabrication</text:span><text:span text:style-name="T26_36"><text:s/></text:span><text:span text:style-name="T26_37">yards</text:span><text:span text:style-name="T26_38">.<text:s/></text:span><text:span text:style-name="T26_39">The</text:span><text:span text:style-name="T26_40"><text:s/></text:span><text:span text:style-name="T26_41">software</text:span><text:span text:style-name="T26_42"><text:s/></text:span><text:span text:style-name="T26_43">also</text:span><text:span text:style-name="T26_44"><text:s/></text:span><text:span text:style-name="T26_45">generates</text:span><text:span text:style-name="T26_46"><text:s/></text:span><text:span text:style-name="T26_47">graphs</text:span><text:span text:style-name="T26_48"><text:s/></text:span><text:span text:style-name="T26_49">and</text:span><text:span text:style-name="T26_50"><text:s/></text:span><text:span text:style-name="T26_51">reports</text:span><text:span text:style-name="T26_52"><text:s/></text:span><text:span text:style-name="T26_53">using</text:span><text:span text:style-name="T26_54"><text:s/></text:span><text:span text:style-name="T26_55">SQL</text:span><text:span text:style-name="T26_56"><text:s/></text:span><text:span text:style-name="T26_57">Server</text:span><text:span text:style-name="T26_58"><text:s/></text:span><text:span text:style-name="T26_59">Reporting</text:span><text:span text:style-name="T26_60"><text:s/></text:span><text:span text:style-name="T26_61">Service</text:span><text:span text:style-name="T26_62"><text:s/>(</text:span><text:span text:style-name="T26_63">SSRS</text:span><text:span text:style-name="T26_64">)<text:s/></text:span><text:span text:style-name="T26_65">which</text:span><text:span text:style-name="T26_66"><text:s/></text:span><text:span text:style-name="T26_67">are</text:span><text:span text:style-name="T26_68"><text:s/></text:span><text:span text:style-name="T26_69">used</text:span><text:span text:style-name="T26_70"><text:s/></text:span><text:span text:style-name="T26_71">in</text:span><text:span text:style-name="T26_72"><text:s/></text:span><text:span text:style-name="T26_73">company</text:span><text:span text:style-name="T26_74"><text:s/></text:span><text:span text:style-name="T26_75">official</text:span><text:span text:style-name="T26_76"><text:s/></text:span><text:span text:style-name="T26_77">records</text:span><text:span text:style-name="T26_78"><text:s/></text:span><text:span text:style-name="T26_79">and</text:span><text:span text:style-name="T26_80"><text:s/></text:span><text:span text:style-name="T26_81">safety</text:span><text:span text:style-name="T26_82"><text:s/></text:span><text:span text:style-name="T26_83">presentations</text:span><text:span text:style-name="T26_84">.<text:s/></text:span></text:p>
      <text:p text:style-name="P27"><text:span text:style-name="T27_1"><text:s/></text:span></text:p>
      <text:p text:style-name="P28"/>
      <text:p text:style-name="P29"><text:span text:style-name="T29_1">Freelancing</text:span><text:span text:style-name="T29_2"><text:s/></text:span><text:span text:style-name="T29_3">Projects</text:span><text:span text:style-name="T29_4"><text:s/></text:span></text:p>
      <text:p text:style-name="P30"><text:span text:style-name="T30_1">Website</text:span><text:span text:style-name="T30_2"><text:s/></text:span><text:span text:style-name="T30_3">for</text:span><text:span text:style-name="T30_4"><text:s/></text:span><text:span text:style-name="T30_5">An</text:span><text:span text:style-name="T30_6">-</text:span><text:span text:style-name="T30_7">Cee</text:span><text:span text:style-name="T30_8"><text:s/>(</text:span><text:span text:style-name="T30_9">Fashion</text:span><text:span text:style-name="T30_10"><text:s/></text:span><text:span text:style-name="T30_11">Store</text:span><text:span text:style-name="T30_12">)<text:s/>-<text:s/></text:span><text:span text:style-name="T30_13">A</text:span><text:span text:style-name="T30_14"><text:s/></text:span><text:span text:style-name="T30_15">website</text:span><text:span text:style-name="T30_16"><text:s/></text:span><text:span text:style-name="T30_17">for</text:span><text:span text:style-name="T30_18"><text:s/></text:span><text:span text:style-name="T30_19">An</text:span><text:span text:style-name="T30_20">-</text:span><text:span text:style-name="T30_21">Cee</text:span><text:span text:style-name="T30_22">(</text:span><text:span text:style-name="T30_23">Fashion</text:span><text:span text:style-name="T30_24"><text:s/></text:span><text:span text:style-name="T30_25">Store</text:span><text:span text:style-name="T30_26">)<text:s/></text:span><text:span text:style-name="T30_27">which</text:span><text:span text:style-name="T30_28"><text:s/></text:span><text:span text:style-name="T30_29">includes</text:span><text:span text:style-name="T30_30"><text:s/></text:span><text:span text:style-name="T30_31">an</text:span><text:span text:style-name="T30_32"><text:s/></text:span><text:span text:style-name="T30_33">administrative</text:span><text:span text:style-name="T30_34"><text:s/></text:span><text:span text:style-name="T30_35">backhand</text:span><text:span text:style-name="T30_36">,<text:s/></text:span><text:span text:style-name="T30_37">where</text:span><text:span text:style-name="T30_38"><text:s/></text:span><text:span text:style-name="T30_39">the</text:span><text:span text:style-name="T30_40"><text:s/></text:span><text:span text:style-name="T30_41">site</text:span><text:span text:style-name="T30_42"><text:s/></text:span><text:span text:style-name="T30_43">admin</text:span><text:span text:style-name="T30_44"><text:s/></text:span><text:span text:style-name="T30_45">can</text:span><text:span text:style-name="T30_46"><text:s/></text:span><text:span text:style-name="T30_47">update</text:span><text:span text:style-name="T30_48"><text:s/></text:span><text:span text:style-name="T30_49">website</text:span><text:span text:style-name="T30_50"><text:s/></text:span><text:span text:style-name="T30_51">information</text:span><text:span text:style-name="T30_52">,<text:s/></text:span><text:span text:style-name="T30_53">images</text:span><text:span text:style-name="T30_54"><text:s/></text:span><text:span text:style-name="T30_55">with</text:span><text:span text:style-name="T30_56"><text:s/></text:span><text:span text:style-name="T30_57">ease</text:span><text:span text:style-name="T30_58">.<text:s/></text:span></text:p>
      <text:p text:style-name="P31"><text:span text:style-name="T31_1">Bootstrap</text:span><text:span text:style-name="T31_2"><text:s/></text:span><text:span text:style-name="T31_3">CSS</text:span><text:span text:style-name="T31_4"><text:s/></text:span><text:span text:style-name="T31_5">framework</text:span><text:span text:style-name="T31_6">,<text:s/></text:span><text:span text:style-name="T31_7">JQuery</text:span><text:span text:style-name="T31_8"><text:s/></text:span><text:span text:style-name="T31_9">JavaScript</text:span><text:span text:style-name="T31_10"><text:s/></text:span><text:span text:style-name="T31_11">library</text:span><text:span text:style-name="T31_12"><text:s/></text:span><text:span text:style-name="T31_13">and</text:span><text:span text:style-name="T31_14"><text:s/></text:span><text:span text:style-name="T31_15">HTML</text:span><text:span text:style-name="T31_16"><text:s/></text:span><text:span text:style-name="T31_17">was</text:span><text:span text:style-name="T31_18"><text:s/></text:span><text:span text:style-name="T31_19">used</text:span><text:span text:style-name="T31_20"><text:s/></text:span><text:span text:style-name="T31_21">for</text:span><text:span text:style-name="T31_22"><text:s/></text:span><text:span text:style-name="T31_23">frontend</text:span><text:span text:style-name="T31_24"><text:s/></text:span><text:span text:style-name="T31_25">and</text:span><text:span text:style-name="T31_26"><text:s/></text:span><text:span text:style-name="T31_27">PHP</text:span><text:span text:style-name="T31_28"><text:s/></text:span><text:span text:style-name="T31_29">was</text:span><text:span text:style-name="T31_30"><text:s/></text:span><text:span text:style-name="T31_31">used</text:span><text:span text:style-name="T31_32"><text:s/></text:span><text:span text:style-name="T31_33">as</text:span><text:span text:style-name="T31_34"><text:s/></text:span><text:span text:style-name="T31_35">backend</text:span><text:span text:style-name="T31_36"><text:s/></text:span><text:span text:style-name="T31_37">service</text:span><text:span text:style-name="T31_38"><text:s/></text:span><text:span text:style-name="T31_39">side</text:span><text:span text:style-name="T31_40"><text:s/></text:span><text:span text:style-name="T31_41">language</text:span><text:span text:style-name="T31_42">.<text:s/></text:span><text:span text:style-name="T31_43">MySQL</text:span><text:span text:style-name="T31_44"><text:s/></text:span><text:span text:style-name="T31_45">is</text:span><text:span text:style-name="T31_46"><text:s/></text:span><text:span text:style-name="T31_47">used</text:span><text:span text:style-name="T31_48"><text:s/></text:span><text:span text:style-name="T31_49">as</text:span><text:span text:style-name="T31_50"><text:s/></text:span><text:span text:style-name="T31_51">Database</text:span><text:span text:style-name="T31_52">.<text:s text:c="4"/></text:span></text:p>
      <text:p text:style-name="P32"><text:span text:style-name="T32_1">Web</text:span><text:span text:style-name="T32_2"><text:s/></text:span><text:span text:style-name="T32_3">Link</text:span><text:span text:style-name="T32_4"><text:s/>:<text:s/></text:span><text:span text:style-name="T32_5"><text:a xlink:type="simple" xlink:href="http://an-cee.com/"><text:span text:style-name="T32_6">http</text:span></text:a></text:span><text:span text:style-name="T32_7"><text:a xlink:type="simple" xlink:href="http://an-cee.com/"><text:span text:style-name="T32_8">://</text:span></text:a></text:span><text:span text:style-name="T32_9"><text:a xlink:type="simple" xlink:href="http://an-cee.com/"><text:span text:style-name="T32_10">an</text:span></text:a></text:span><text:span text:style-name="T32_11"><text:a xlink:type="simple" xlink:href="http://an-cee.com/"><text:span text:style-name="T32_12">-</text:span></text:a></text:span><text:span text:style-name="T32_13"><text:a xlink:type="simple" xlink:href="http://an-cee.com/"><text:span text:style-name="T32_14">cee</text:span></text:a></text:span><text:span text:style-name="T32_15"><text:a xlink:type="simple" xlink:href="http://an-cee.com/"><text:span text:style-name="T32_16">.</text:span></text:a></text:span><text:span text:style-name="T32_17"><text:a xlink:type="simple" xlink:href="http://an-cee.com/"><text:span text:style-name="T32_18">com</text:span></text:a></text:span><text:span text:style-name="T32_19"><text:a xlink:type="simple" xlink:href="http://an-cee.com/"><text:span text:style-name="T32_20">/</text:span></text:a></text:span><text:span text:style-name="T32_21"><text:s/></text:span></text:p>
      <text:p text:style-name="P33"/>
      <text:p text:style-name="P34"><text:span text:style-name="T34_1">Website</text:span><text:span text:style-name="T34_2"><text:s/></text:span><text:span text:style-name="T34_3">for</text:span><text:span text:style-name="T34_4"><text:s/></text:span><text:span text:style-name="T34_5">The</text:span><text:span text:style-name="T34_6"><text:s/></text:span><text:span text:style-name="T34_7">Royal</text:span><text:span text:style-name="T34_8"><text:s/></text:span><text:span text:style-name="T34_9">Taj</text:span><text:span text:style-name="T34_10">(</text:span><text:span text:style-name="T34_11">Restaurant</text:span><text:span text:style-name="T34_12">)<text:s/>-</text:span><text:span text:style-name="T34_13"><text:s text:c="2"/></text:span><text:span text:style-name="T34_14">A</text:span><text:span text:style-name="T34_15"><text:s/></text:span><text:span text:style-name="T34_16">website</text:span><text:span text:style-name="T34_17"><text:s/></text:span><text:span text:style-name="T34_18">for</text:span><text:span text:style-name="T34_19"><text:s/></text:span><text:span text:style-name="T34_20">The</text:span><text:span text:style-name="T34_21"><text:s/></text:span><text:span text:style-name="T34_22">Royal</text:span><text:span text:style-name="T34_23"><text:s/></text:span><text:span text:style-name="T34_24">Taj</text:span><text:span text:style-name="T34_25">,<text:s/></text:span><text:span text:style-name="T34_26">which</text:span><text:span text:style-name="T34_27"><text:s/></text:span><text:span text:style-name="T34_28">includes</text:span><text:span text:style-name="T34_29"><text:s/></text:span><text:span text:style-name="T34_30">an</text:span><text:span text:style-name="T34_31"><text:s/></text:span><text:span text:style-name="T34_32">asynchronous</text:span><text:span text:style-name="T34_33"><text:s/></text:span><text:span text:style-name="T34_34">menu</text:span><text:span text:style-name="T34_35"><text:s/></text:span><text:span text:style-name="T34_36">management</text:span><text:span text:style-name="T34_37"><text:s/></text:span><text:span text:style-name="T34_38">system</text:span><text:span text:style-name="T34_39">.<text:s/></text:span><text:span text:style-name="T34_40">The</text:span><text:span text:style-name="T34_41"><text:s/></text:span><text:span text:style-name="T34_42">menu</text:span><text:span text:style-name="T34_43"><text:s/></text:span><text:span text:style-name="T34_44">information</text:span><text:span text:style-name="T34_45"><text:s/></text:span><text:span text:style-name="T34_46">is</text:span><text:span text:style-name="T34_47"><text:s/></text:span><text:span text:style-name="T34_48">stored</text:span><text:span text:style-name="T34_49"><text:s/></text:span><text:span text:style-name="T34_50">in</text:span><text:span text:style-name="T34_51"><text:s/></text:span><text:span text:style-name="T34_52">json</text:span><text:span text:style-name="T34_53"><text:s/></text:span><text:span text:style-name="T34_54">file</text:span><text:span text:style-name="T34_55">.</text:span></text:p>
      <text:p text:style-name="P35"><text:span text:style-name="T35_1">Bootstrap</text:span><text:span text:style-name="T35_2"><text:s/></text:span><text:span text:style-name="T35_3">CSS</text:span><text:span text:style-name="T35_4"><text:s/></text:span><text:span text:style-name="T35_5">framework</text:span><text:span text:style-name="T35_6">,<text:s/></text:span><text:span text:style-name="T35_7">JQuery</text:span><text:span text:style-name="T35_8"><text:s/></text:span><text:span text:style-name="T35_9">JavaScript</text:span><text:span text:style-name="T35_10"><text:s/></text:span><text:span text:style-name="T35_11">library</text:span><text:span text:style-name="T35_12"><text:s/></text:span><text:span text:style-name="T35_13">and</text:span><text:span text:style-name="T35_14"><text:s/></text:span><text:span text:style-name="T35_15">HTML</text:span><text:span text:style-name="T35_16"><text:s/></text:span><text:span text:style-name="T35_17">was</text:span><text:span text:style-name="T35_18"><text:s/></text:span><text:span text:style-name="T35_19">used</text:span><text:span text:style-name="T35_20"><text:s/></text:span><text:span text:style-name="T35_21">for</text:span><text:span text:style-name="T35_22"><text:s/></text:span><text:span text:style-name="T35_23">frontend</text:span><text:span text:style-name="T35_24"><text:s/></text:span><text:span text:style-name="T35_25">and</text:span><text:span text:style-name="T35_26"><text:s/></text:span><text:span text:style-name="T35_27">PHP</text:span><text:span text:style-name="T35_28"><text:s/></text:span><text:span text:style-name="T35_29">was</text:span><text:span text:style-name="T35_30"><text:s/></text:span><text:span text:style-name="T35_31">used</text:span><text:span text:style-name="T35_32"><text:s/></text:span><text:span text:style-name="T35_33">as</text:span><text:span text:style-name="T35_34"><text:s/></text:span><text:span text:style-name="T35_35">backend</text:span><text:span text:style-name="T35_36"><text:s/></text:span><text:span text:style-name="T35_37">service</text:span><text:span text:style-name="T35_38"><text:s/></text:span><text:span text:style-name="T35_39">side</text:span><text:span text:style-name="T35_40"><text:s/></text:span><text:span text:style-name="T35_41">language</text:span><text:span text:style-name="T35_42">.</text:span></text:p>
      <text:p text:style-name="P36"><text:span text:style-name="T36_1">Web</text:span><text:span text:style-name="T36_2"><text:s/></text:span><text:span text:style-name="T36_3">Link</text:span><text:span text:style-name="T36_4">:<text:s/></text:span><text:span text:style-name="T36_5"><text:a xlink:type="simple" xlink:href="http://www.theroyaltaj.com/index.php"><text:span text:style-name="T36_6">http</text:span></text:a></text:span><text:span text:style-name="T36_7"><text:a xlink:type="simple" xlink:href="http://www.theroyaltaj.com/index.php"><text:span text:style-name="T36_8">://</text:span></text:a></text:span><text:span text:style-name="T36_9"><text:a xlink:type="simple" xlink:href="http://www.theroyaltaj.com/index.php"><text:span text:style-name="T36_10">www</text:span></text:a></text:span><text:span text:style-name="T36_11"><text:a xlink:type="simple" xlink:href="http://www.theroyaltaj.com/index.php"><text:span text:style-name="T36_12">.</text:span></text:a></text:span><text:span text:style-name="T36_13"><text:a xlink:type="simple" xlink:href="http://www.theroyaltaj.com/index.php"><text:span text:style-name="T36_14">theroyaltaj</text:span></text:a></text:span><text:span text:style-name="T36_15"><text:a xlink:type="simple" xlink:href="http://www.theroyaltaj.com/index.php"><text:span text:style-name="T36_16">.</text:span></text:a></text:span><text:span text:style-name="T36_17"><text:a xlink:type="simple" xlink:href="http://www.theroyaltaj.com/index.php"><text:span text:style-name="T36_18">com</text:span></text:a></text:span><text:span text:style-name="T36_19"><text:a xlink:type="simple" xlink:href="http://www.theroyaltaj.com/index.php"><text:span text:style-name="T36_20">/</text:span></text:a></text:span><text:span text:style-name="T36_21"><text:a xlink:type="simple" xlink:href="http://www.theroyaltaj.com/index.php"><text:span text:style-name="T36_22">index</text:span></text:a></text:span><text:span text:style-name="T36_23"><text:a xlink:type="simple" xlink:href="http://www.theroyaltaj.com/index.php"><text:span text:style-name="T36_24">.</text:span></text:a></text:span><text:span text:style-name="T36_25"><text:a xlink:type="simple" xlink:href="http://www.theroyaltaj.com/index.php"><text:span text:style-name="T36_26">php</text:span></text:a></text:span></text:p>
      <text:p text:style-name="P37"/>
      <text:p text:style-name="P38"><text:span text:style-name="T38_1">Website</text:span><text:span text:style-name="T38_2"><text:s/></text:span><text:span text:style-name="T38_3">for</text:span><text:span text:style-name="T38_4"><text:s/></text:span><text:span text:style-name="T38_5">Hamilton</text:span><text:span text:style-name="T38_6"><text:s/></text:span><text:span text:style-name="T38_7">Star</text:span><text:span text:style-name="T38_8"><text:s/></text:span><text:span text:style-name="T38_9">Cabs</text:span><text:span text:style-name="T38_10">(</text:span><text:span text:style-name="T38_11">Taxi</text:span><text:span text:style-name="T38_12"><text:s/></text:span><text:span text:style-name="T38_13">Service</text:span><text:span text:style-name="T38_14">)<text:s/>-</text:span><text:span text:style-name="T38_15"><text:s/></text:span><text:span text:style-name="T38_16">A</text:span><text:span text:style-name="T38_17"><text:s/></text:span><text:span text:style-name="T38_18">website</text:span><text:span text:style-name="T38_19"><text:s/></text:span><text:span text:style-name="T38_20">for</text:span><text:span text:style-name="T38_21"><text:s/></text:span><text:span text:style-name="T38_22">the</text:span><text:span text:style-name="T38_23"><text:s/></text:span><text:span text:style-name="T38_24">taxi</text:span><text:span text:style-name="T38_25"><text:s/></text:span><text:span text:style-name="T38_26">service</text:span><text:span text:style-name="T38_27">,<text:s text:c="2"/></text:span><text:span text:style-name="T38_28">which</text:span><text:span text:style-name="T38_29"><text:s/></text:span><text:span text:style-name="T38_30">includes</text:span><text:span text:style-name="T38_31"><text:s/></text:span><text:span text:style-name="T38_32">booking</text:span><text:span text:style-name="T38_33"><text:s/></text:span><text:span text:style-name="T38_34">for</text:span><text:span text:style-name="T38_35"><text:s/></text:span><text:span text:style-name="T38_36">taxi</text:span><text:span text:style-name="T38_37">.<text:s/></text:span><text:span text:style-name="T38_38">The</text:span><text:span text:style-name="T38_39"><text:s/></text:span><text:span text:style-name="T38_40">driver</text:span><text:span text:style-name="T38_41"><text:s/></text:span><text:span text:style-name="T38_42">receives</text:span><text:span text:style-name="T38_43"><text:s/></text:span><text:span text:style-name="T38_44">email</text:span><text:span text:style-name="T38_45"><text:s/></text:span><text:span text:style-name="T38_46">and</text:span><text:span text:style-name="T38_47"><text:s/></text:span><text:span text:style-name="T38_48">text</text:span><text:span text:style-name="T38_49"><text:s/></text:span><text:span text:style-name="T38_50">message</text:span><text:span text:style-name="T38_51"><text:s/></text:span><text:span text:style-name="T38_52">about</text:span><text:span text:style-name="T38_53"><text:s/></text:span><text:span text:style-name="T38_54">the</text:span><text:span text:style-name="T38_55"><text:s/></text:span><text:span text:style-name="T38_56">booking</text:span><text:span text:style-name="T38_57"><text:s/></text:span><text:span text:style-name="T38_58">information</text:span><text:span text:style-name="T38_59">.</text:span></text:p>
      <text:p text:style-name="P39"><text:span text:style-name="T39_1">Bootstrap</text:span><text:span text:style-name="T39_2"><text:s/></text:span><text:span text:style-name="T39_3">CSS</text:span><text:span text:style-name="T39_4"><text:s/></text:span><text:span text:style-name="T39_5">framework</text:span><text:span text:style-name="T39_6">,<text:s/></text:span><text:span text:style-name="T39_7">JQuery</text:span><text:span text:style-name="T39_8"><text:s/></text:span><text:span text:style-name="T39_9">JavaScript</text:span><text:span text:style-name="T39_10"><text:s/></text:span><text:span text:style-name="T39_11">library</text:span><text:span text:style-name="T39_12"><text:s/></text:span><text:span text:style-name="T39_13">and</text:span><text:span text:style-name="T39_14"><text:s/></text:span><text:span text:style-name="T39_15">HTML</text:span><text:span text:style-name="T39_16"><text:s/></text:span><text:span text:style-name="T39_17">was</text:span><text:span text:style-name="T39_18"><text:s/></text:span><text:span text:style-name="T39_19">used</text:span><text:span text:style-name="T39_20"><text:s/></text:span><text:span text:style-name="T39_21">for</text:span><text:span text:style-name="T39_22"><text:s/></text:span><text:span text:style-name="T39_23">frontend</text:span><text:span text:style-name="T39_24"><text:s/></text:span><text:span text:style-name="T39_25">and</text:span><text:span text:style-name="T39_26"><text:s/></text:span><text:span text:style-name="T39_27">PHP</text:span><text:span text:style-name="T39_28"><text:s/></text:span><text:span text:style-name="T39_29">was</text:span><text:span text:style-name="T39_30"><text:s/></text:span><text:span text:style-name="T39_31">used</text:span><text:span text:style-name="T39_32"><text:s/></text:span><text:span text:style-name="T39_33">as</text:span><text:span text:style-name="T39_34"><text:s/></text:span><text:span text:style-name="T39_35">backend</text:span><text:span text:style-name="T39_36"><text:s/></text:span><text:span text:style-name="T39_37">service</text:span><text:span text:style-name="T39_38"><text:s/></text:span><text:span text:style-name="T39_39">side</text:span><text:span text:style-name="T39_40"><text:s/></text:span><text:span text:style-name="T39_41">language</text:span><text:span text:style-name="T39_42">.</text:span></text:p>
      <text:p text:style-name="P40"><text:span text:style-name="T40_1">Web</text:span><text:span text:style-name="T40_2"><text:s/></text:span><text:span text:style-name="T40_3">Link</text:span><text:span text:style-name="T40_4">:<text:s/></text:span><text:span text:style-name="T40_5"><text:a xlink:type="simple" xlink:href="http://www.hamiltonstarcabs.com/"><text:span text:style-name="T40_6">http</text:span></text:a></text:span><text:span text:style-name="T40_7"><text:a xlink:type="simple" xlink:href="http://www.hamiltonstarcabs.com/"><text:span text:style-name="T40_8">://</text:span></text:a></text:span><text:span text:style-name="T40_9"><text:a xlink:type="simple" xlink:href="http://www.hamiltonstarcabs.com/"><text:span text:style-name="T40_10">www</text:span></text:a></text:span><text:span text:style-name="T40_11"><text:a xlink:type="simple" xlink:href="http://www.hamiltonstarcabs.com/"><text:span text:style-name="T40_12">.</text:span></text:a></text:span><text:span text:style-name="T40_13"><text:a xlink:type="simple" xlink:href="http://www.hamiltonstarcabs.com/"><text:span text:style-name="T40_14">hamiltonstarcabs</text:span></text:a></text:span><text:span text:style-name="T40_15"><text:a xlink:type="simple" xlink:href="http://www.hamiltonstarcabs.com/"><text:span text:style-name="T40_16">.</text:span></text:a></text:span><text:span text:style-name="T40_17"><text:a xlink:type="simple" xlink:href="http://www.hamiltonstarcabs.com/"><text:span text:style-name="T40_18">com</text:span></text:a></text:span><text:span text:style-name="T40_19"><text:a xlink:type="simple" xlink:href="http://www.hamiltonstarcabs.com/"><text:span text:style-name="T40_20">/</text:span></text:a></text:span></text:p>
      <text:p text:style-name="P41"/>
      <text:p text:style-name="P42"><text:span text:style-name="T42_1">Pet</text:span><text:span text:style-name="T42_2"><text:s/></text:span><text:span text:style-name="T42_3">Projects</text:span><text:span text:style-name="T42_4"><text:s/></text:span></text:p>
      <text:p text:style-name="P43"><text:span text:style-name="T43_1">Fastest</text:span><text:span text:style-name="T43_2"><text:s/></text:span><text:span text:style-name="T43_3">Finger</text:span><text:span text:style-name="T43_4"><text:s/></text:span><text:span text:style-name="T43_5">First</text:span><text:span text:style-name="T43_6"><text:s/>(</text:span><text:span text:style-name="T43_7">Quiz</text:span><text:span text:style-name="T43_8"><text:s/></text:span><text:span text:style-name="T43_9">buzzer</text:span><text:span text:style-name="T43_10">)<text:s/></text:span><text:span text:style-name="T43_11">–<text:s/></text:span><text:span text:style-name="T43_12">Project</text:span><text:span text:style-name="T43_13"><text:s/></text:span><text:span text:style-name="T43_14">involving</text:span><text:span text:style-name="T43_15"><text:s/></text:span><text:span text:style-name="T43_16">micro</text:span><text:span text:style-name="T43_17">-</text:span><text:span text:style-name="T43_18">controller</text:span><text:span text:style-name="T43_19"><text:s/></text:span><text:span text:style-name="T43_20">sequencing</text:span><text:span text:style-name="T43_21"><text:s/></text:span><text:span text:style-name="T43_22">program</text:span><text:span text:style-name="T43_23"><text:s/></text:span><text:span text:style-name="T43_24">and</text:span><text:span text:style-name="T43_25"><text:s/></text:span><text:span text:style-name="T43_26">serial</text:span><text:span text:style-name="T43_27"><text:s/></text:span><text:span text:style-name="T43_28">interface</text:span><text:span text:style-name="T43_29"><text:s/></text:span><text:span text:style-name="T43_30">to</text:span><text:span text:style-name="T43_31"><text:s/></text:span><text:span text:style-name="T43_32">PC</text:span><text:span text:style-name="T43_33">.<text:s/></text:span><text:span text:style-name="T43_34">Buzzers</text:span><text:span text:style-name="T43_35"><text:s/></text:span><text:span text:style-name="T43_36">are</text:span><text:span text:style-name="T43_37"><text:s/></text:span><text:span text:style-name="T43_38">connected</text:span><text:span text:style-name="T43_39"><text:s/></text:span><text:span text:style-name="T43_40">to</text:span><text:span text:style-name="T43_41"><text:s/></text:span><text:span text:style-name="T43_42">PC</text:span><text:span text:style-name="T43_43"><text:s/></text:span><text:span text:style-name="T43_44">which</text:span><text:span text:style-name="T43_45"><text:s/></text:span><text:span text:style-name="T43_46">are</text:span><text:span text:style-name="T43_47"><text:s/></text:span><text:span text:style-name="T43_48">to</text:span><text:span text:style-name="T43_49"><text:s/></text:span><text:span text:style-name="T43_50">be</text:span><text:span text:style-name="T43_51"><text:s/></text:span><text:span text:style-name="T43_52">pressed</text:span><text:span text:style-name="T43_53">,<text:s/></text:span><text:span text:style-name="T43_54">the</text:span><text:span text:style-name="T43_55"><text:s/></text:span><text:span text:style-name="T43_56">first</text:span><text:span text:style-name="T43_57"><text:s/></text:span><text:span text:style-name="T43_58">buzzer</text:span><text:span text:style-name="T43_59"><text:s/></text:span><text:span text:style-name="T43_60">to</text:span><text:span text:style-name="T43_61"><text:s/></text:span><text:span text:style-name="T43_62">be</text:span><text:span text:style-name="T43_63"><text:s/></text:span><text:span text:style-name="T43_64">pressed</text:span><text:span text:style-name="T43_65"><text:s/></text:span><text:span text:style-name="T43_66">is</text:span><text:span text:style-name="T43_67"><text:s/></text:span><text:span text:style-name="T43_68">displayed</text:span><text:span text:style-name="T43_69"><text:s/></text:span><text:span text:style-name="T43_70">on</text:span><text:span text:style-name="T43_71"><text:s/></text:span><text:span text:style-name="T43_72">the</text:span><text:span text:style-name="T43_73"><text:s/></text:span><text:span text:style-name="T43_74">PC</text:span><text:span text:style-name="T43_75"><text:s/></text:span><text:span text:style-name="T43_76">in</text:span><text:span text:style-name="T43_77"><text:s/></text:span><text:span text:style-name="T43_78">a</text:span><text:span text:style-name="T43_79"><text:s/></text:span><text:span text:style-name="T43_80">GUI</text:span><text:span text:style-name="T43_81"><text:s/></text:span><text:span text:style-name="T43_82">based</text:span><text:span text:style-name="T43_83"><text:s/></text:span><text:span text:style-name="T43_84">software</text:span><text:span text:style-name="T43_85"><text:s/></text:span><text:span text:style-name="T43_86">written</text:span><text:span text:style-name="T43_87"><text:s/></text:span><text:span text:style-name="T43_88">in</text:span><text:span text:style-name="T43_89"><text:s/></text:span><text:span text:style-name="T43_90">C</text:span><text:span text:style-name="T43_91">#/<text:s/>.</text:span><text:span text:style-name="T43_92">NET</text:span><text:span text:style-name="T43_93"><text:s/></text:span><text:span text:style-name="T43_94">framework</text:span><text:span text:style-name="T43_95"><text:s/></text:span><text:span text:style-name="T43_96">for</text:span><text:span text:style-name="T43_97"><text:s/></text:span><text:span text:style-name="T43_98">windows</text:span><text:span text:style-name="T43_99">.<text:s text:c="3"/></text:span></text:p>
      <text:p text:style-name="P44"><text:span text:style-name="T44_1"><text:s/></text:span></text:p>
      <text:p text:style-name="P45"><text:span text:style-name="T45_1">Control</text:span><text:span text:style-name="T45_2"><text:s/></text:span><text:span text:style-name="T45_3">Over</text:span><text:span text:style-name="T45_4"><text:s/></text:span><text:span text:style-name="T45_5">Web</text:span><text:span text:style-name="T45_6"><text:s/>(</text:span><text:span text:style-name="T45_7">Home</text:span><text:span text:style-name="T45_8"><text:s/></text:span><text:span text:style-name="T45_9">Automation</text:span><text:span text:style-name="T45_10"><text:s/></text:span><text:span text:style-name="T45_11">and</text:span><text:span text:style-name="T45_12"><text:s/></text:span><text:span text:style-name="T45_13">Control</text:span><text:span text:style-name="T45_14"><text:s/></text:span><text:span text:style-name="T45_15">System</text:span><text:span text:style-name="T45_16">)<text:s/>-<text:s/></text:span><text:span text:style-name="T45_17">Temperature</text:span><text:span text:style-name="T45_18"><text:s/></text:span><text:span text:style-name="T45_19">sensors</text:span><text:span text:style-name="T45_20">,<text:s/></text:span><text:span text:style-name="T45_21">Intrusion</text:span><text:span text:style-name="T45_22"><text:s/></text:span><text:span text:style-name="T45_23">detection</text:span><text:span text:style-name="T45_24"><text:s/></text:span><text:span text:style-name="T45_25">sensors</text:span><text:span text:style-name="T45_26"><text:s/></text:span><text:span text:style-name="T45_27">and</text:span><text:span text:style-name="T45_28"><text:s/></text:span><text:span text:style-name="T45_29">fire</text:span><text:span text:style-name="T45_30"><text:s/></text:span><text:span text:style-name="T45_31">alarm</text:span><text:span text:style-name="T45_32"><text:s/></text:span><text:span text:style-name="T45_33">are</text:span><text:span text:style-name="T45_34"><text:s/></text:span><text:span text:style-name="T45_35">connected</text:span><text:span text:style-name="T45_36"><text:s/></text:span><text:span text:style-name="T45_37">to</text:span><text:span text:style-name="T45_38"><text:s/></text:span><text:span text:style-name="T45_39">web</text:span><text:span text:style-name="T45_40"><text:s/></text:span><text:span text:style-name="T45_41">relay</text:span><text:span text:style-name="T45_42">.<text:s/></text:span><text:span text:style-name="T45_43">With</text:span><text:span text:style-name="T45_44"><text:s/></text:span><text:span text:style-name="T45_45">this</text:span><text:span text:style-name="T45_46"><text:s/></text:span><text:span text:style-name="T45_47">software</text:span><text:span text:style-name="T45_48"><text:s/></text:span><text:span text:style-name="T45_49">package</text:span><text:span text:style-name="T45_50"><text:s/></text:span><text:span text:style-name="T45_51">you</text:span><text:span text:style-name="T45_52"><text:s/></text:span><text:span text:style-name="T45_53">get</text:span><text:span text:style-name="T45_54"><text:s/></text:span><text:span text:style-name="T45_55">notifications</text:span><text:span text:style-name="T45_56"><text:s/></text:span><text:span text:style-name="T45_57">on</text:span><text:span text:style-name="T45_58"><text:s/></text:span><text:span text:style-name="T45_59">your</text:span><text:span text:style-name="T45_60"><text:s/></text:span><text:span text:style-name="T45_61">Android</text:span><text:span text:style-name="T45_62"><text:s/></text:span><text:span text:style-name="T45_63">device</text:span><text:span text:style-name="T45_64"><text:s/></text:span><text:span text:style-name="T45_65">when</text:span><text:span text:style-name="T45_66"><text:s/></text:span><text:span text:style-name="T45_67">intrusion</text:span><text:span text:style-name="T45_68"><text:s/></text:span><text:span text:style-name="T45_69">or</text:span><text:span text:style-name="T45_70"><text:s/></text:span><text:span text:style-name="T45_71">fire</text:span><text:span text:style-name="T45_72"><text:s/></text:span><text:span text:style-name="T45_73">alarm</text:span><text:span text:style-name="T45_74"><text:s/></text:span><text:span text:style-name="T45_75">gets</text:span><text:span text:style-name="T45_76"><text:s/></text:span><text:span text:style-name="T45_77">activated</text:span><text:span text:style-name="T45_78">.<text:s/></text:span><text:span text:style-name="T45_79">Current</text:span><text:span text:style-name="T45_80"><text:s/></text:span><text:span text:style-name="T45_81">temperature</text:span><text:span text:style-name="T45_82"><text:s/></text:span><text:span text:style-name="T45_83">can</text:span><text:span text:style-name="T45_84"><text:s/></text:span><text:span text:style-name="T45_85">also</text:span><text:span text:style-name="T45_86"><text:s/></text:span><text:span text:style-name="T45_87">be</text:span><text:span text:style-name="T45_88"><text:s/></text:span><text:span text:style-name="T45_89">viewed</text:span><text:span text:style-name="T45_90"><text:s/></text:span><text:span text:style-name="T45_91">on</text:span><text:span text:style-name="T45_92"><text:s/></text:span><text:span text:style-name="T45_93">your</text:span><text:span text:style-name="T45_94"><text:s/></text:span><text:span text:style-name="T45_95">android</text:span><text:span text:style-name="T45_96"><text:s/></text:span><text:span text:style-name="T45_97">device</text:span><text:span text:style-name="T45_98">.<text:s/></text:span><text:span text:style-name="T45_99">Software</text:span><text:span text:style-name="T45_100"><text:s/></text:span><text:span text:style-name="T45_101">package</text:span><text:span text:style-name="T45_102"><text:s/></text:span><text:span text:style-name="T45_103">is</text:span><text:span text:style-name="T45_104"><text:s/></text:span><text:span text:style-name="T45_105">divided</text:span><text:span text:style-name="T45_106"><text:s/></text:span><text:span text:style-name="T45_107">into</text:span><text:span text:style-name="T45_108"><text:s/></text:span><text:span text:style-name="T45_109">three</text:span><text:span text:style-name="T45_110"><text:s/></text:span><text:span text:style-name="T45_111">parts</text:span><text:span text:style-name="T45_112">.<text:s/></text:span></text:p>
      <text:list text:style-name="LS3" xml:id="list11">
        <text:list-item>
          <text:p text:style-name="P46"><text:span text:style-name="T46_1">Android</text:span><text:span text:style-name="T46_2"><text:s/></text:span><text:span text:style-name="T46_3">application</text:span><text:span text:style-name="T46_4"><text:s text:c="2"/></text:span></text:p>
        </text:list-item>
        <text:list-item>
          <text:p text:style-name="P47"><text:span text:style-name="T47_1">Google</text:span><text:span text:style-name="T47_2"><text:s/></text:span><text:span text:style-name="T47_3">cloud</text:span><text:span text:style-name="T47_4"><text:s/></text:span><text:span text:style-name="T47_5">messaging</text:span><text:span text:style-name="T47_6"><text:s/></text:span><text:span text:style-name="T47_7">server</text:span><text:span text:style-name="T47_8"><text:s/></text:span><text:span text:style-name="T47_9">which</text:span><text:span text:style-name="T47_10"><text:s/></text:span><text:span text:style-name="T47_11">is</text:span><text:span text:style-name="T47_12"><text:s/></text:span><text:span text:style-name="T47_13">responsible</text:span><text:span text:style-name="T47_14"><text:s/></text:span><text:span text:style-name="T47_15">for</text:span><text:span text:style-name="T47_16"><text:s/></text:span><text:span text:style-name="T47_17">notification</text:span><text:span text:style-name="T47_18"><text:s/></text:span><text:span text:style-name="T47_19">and</text:span><text:span text:style-name="T47_20"><text:s text:c="2"/></text:span></text:p>
        </text:list-item>
        <text:list-item>
          <text:p text:style-name="P48"><text:span text:style-name="T48_1">Web</text:span><text:span text:style-name="T48_2"><text:s/></text:span><text:span text:style-name="T48_3">scripts</text:span><text:span text:style-name="T48_4"><text:s/></text:span><text:span text:style-name="T48_5">which</text:span><text:span text:style-name="T48_6"><text:s/></text:span><text:span text:style-name="T48_7">gets</text:span><text:span text:style-name="T48_8"><text:s/></text:span><text:span text:style-name="T48_9">data</text:span><text:span text:style-name="T48_10"><text:s/></text:span><text:span text:style-name="T48_11">from</text:span><text:span text:style-name="T48_12"><text:s/></text:span><text:span text:style-name="T48_13">web</text:span><text:span text:style-name="T48_14"><text:s/></text:span><text:span text:style-name="T48_15">relay</text:span><text:span text:style-name="T48_16">.<text:s/></text:span></text:p>
        </text:list-item>
      </text:list>
      <text:p text:style-name="P49"><text:span text:style-name="T49_1">GitHub</text:span><text:span text:style-name="T49_2"><text:s/></text:span><text:span text:style-name="T49_3">Repository</text:span><text:span text:style-name="T49_4"><text:s/></text:span><text:span text:style-name="T49_5">Link</text:span><text:span text:style-name="T49_6">:<text:s/></text:span><text:span text:style-name="T49_7"><text:a xlink:type="simple" xlink:href="https://github.com/PadaliaRushabh/control-over-web"><text:span text:style-name="T49_8">https</text:span></text:a></text:span><text:span text:style-name="T49_9"><text:a xlink:type="simple" xlink:href="https://github.com/PadaliaRushabh/control-over-web"><text:span text:style-name="T49_10">://</text:span></text:a></text:span><text:span text:style-name="T49_11"><text:a xlink:type="simple" xlink:href="https://github.com/PadaliaRushabh/control-over-web"><text:span text:style-name="T49_12">github</text:span></text:a></text:span><text:span text:style-name="T49_13"><text:a xlink:type="simple" xlink:href="https://github.com/PadaliaRushabh/control-over-web"><text:span text:style-name="T49_14">.</text:span></text:a></text:span><text:span text:style-name="T49_15"><text:a xlink:type="simple" xlink:href="https://github.com/PadaliaRushabh/control-over-web"><text:span text:style-name="T49_16">com</text:span></text:a></text:span><text:span text:style-name="T49_17"><text:a xlink:type="simple" xlink:href="https://github.com/PadaliaRushabh/control-over-web"><text:span text:style-name="T49_18">/</text:span></text:a></text:span><text:span text:style-name="T49_19"><text:a xlink:type="simple" xlink:href="https://github.com/PadaliaRushabh/control-over-web"><text:span text:style-name="T49_20">PadaliaRushabh</text:span></text:a></text:span><text:span text:style-name="T49_21"><text:a xlink:type="simple" xlink:href="https://github.com/PadaliaRushabh/control-over-web"><text:span text:style-name="T49_22">/</text:span></text:a></text:span><text:span text:style-name="T49_23"><text:a xlink:type="simple" xlink:href="https://github.com/PadaliaRushabh/control-over-web"><text:span text:style-name="T49_24">control</text:span></text:a></text:span><text:span text:style-name="T49_25"><text:a xlink:type="simple" xlink:href="https://github.com/PadaliaRushabh/control-over-web"><text:span text:style-name="T49_26">-</text:span></text:a></text:span><text:span text:style-name="T49_27"><text:a xlink:type="simple" xlink:href="https://github.com/PadaliaRushabh/control-over-web"><text:span text:style-name="T49_28">over</text:span></text:a></text:span><text:span text:style-name="T49_29"><text:a xlink:type="simple" xlink:href="https://github.com/PadaliaRushabh/control-over-web"><text:span text:style-name="T49_30">-</text:span></text:a></text:span><text:span text:style-name="T49_31"><text:a xlink:type="simple" xlink:href="https://github.com/PadaliaRushabh/control-over-web"><text:span text:style-name="T49_32">web</text:span></text:a></text:span><text:span text:style-name="T49_33"><text:s/></text:span></text:p>
      <text:p text:style-name="P50"><text:span text:style-name="T50_1"><text:s/></text:span></text:p>
      <text:p text:style-name="P51"/>
      <text:p text:style-name="P52"><text:span text:style-name="T52_1">University</text:span><text:span text:style-name="T52_2"><text:s/></text:span><text:span text:style-name="T52_3">Projects</text:span><text:span text:style-name="T52_4"><text:s/></text:span></text:p>
      <text:p text:style-name="P53"><text:span text:style-name="T53_1">Zoo</text:span><text:span text:style-name="T53_2"><text:s/></text:span><text:span text:style-name="T53_3">Management</text:span><text:span text:style-name="T53_4"><text:s/></text:span><text:span text:style-name="T53_5">System</text:span><text:span text:style-name="T53_6"><text:s/></text:span><text:span text:style-name="T53_7">–<text:s/></text:span><text:span text:style-name="T53_8">The</text:span><text:span text:style-name="T53_9"><text:s/></text:span><text:span text:style-name="T53_10">goal</text:span><text:span text:style-name="T53_11"><text:s/></text:span><text:span text:style-name="T53_12">of</text:span><text:span text:style-name="T53_13"><text:s/></text:span><text:span text:style-name="T53_14">zoo</text:span><text:span text:style-name="T53_15"><text:s/></text:span><text:span text:style-name="T53_16">management</text:span><text:span text:style-name="T53_17"><text:s/></text:span><text:span text:style-name="T53_18">project</text:span><text:span text:style-name="T53_19"><text:s/></text:span><text:span text:style-name="T53_20">is</text:span><text:span text:style-name="T53_21"><text:s/></text:span><text:span text:style-name="T53_22">create</text:span><text:span text:style-name="T53_23"><text:s/></text:span><text:span text:style-name="T53_24">a</text:span><text:span text:style-name="T53_25"><text:s/></text:span><text:span text:style-name="T53_26">tool</text:span><text:span text:style-name="T53_27"><text:s/></text:span><text:span text:style-name="T53_28">for</text:span><text:span text:style-name="T53_29"><text:s/></text:span><text:span text:style-name="T53_30">zoo</text:span><text:span text:style-name="T53_31"><text:s/></text:span><text:span text:style-name="T53_32">administrators</text:span><text:span text:style-name="T53_33"><text:s/></text:span><text:span text:style-name="T53_34">to</text:span><text:span text:style-name="T53_35"><text:s/></text:span><text:span text:style-name="T53_36">store</text:span><text:span text:style-name="T53_37"><text:s/></text:span><text:span text:style-name="T53_38">and</text:span><text:span text:style-name="T53_39"><text:s/></text:span><text:span text:style-name="T53_40">manage</text:span><text:span text:style-name="T53_41"><text:s/></text:span><text:span text:style-name="T53_42">information</text:span><text:span text:style-name="T53_43"><text:s/></text:span><text:span text:style-name="T53_44">about</text:span><text:span text:style-name="T53_45"><text:s/></text:span><text:span text:style-name="T53_46">the</text:span><text:span text:style-name="T53_47"><text:s/></text:span><text:span text:style-name="T53_48">zoo</text:span><text:span text:style-name="T53_49"><text:s/></text:span><text:span text:style-name="T53_50">on</text:span><text:span text:style-name="T53_51"><text:s/></text:span><text:span text:style-name="T53_52">a</text:span><text:span text:style-name="T53_53"><text:s/></text:span><text:span text:style-name="T53_54">computerized</text:span><text:span text:style-name="T53_55"><text:s/></text:span><text:span text:style-name="T53_56">database</text:span><text:span text:style-name="T53_57"><text:s/></text:span><text:span text:style-name="T53_58">system</text:span><text:span text:style-name="T53_59">.<text:s/></text:span><text:span text:style-name="T53_60">The</text:span><text:span text:style-name="T53_61"><text:s/></text:span><text:span text:style-name="T53_62">System</text:span><text:span text:style-name="T53_63"><text:s/></text:span><text:span text:style-name="T53_64">is</text:span><text:span text:style-name="T53_65"><text:s/></text:span><text:span text:style-name="T53_66">divided</text:span><text:span text:style-name="T53_67"><text:s/></text:span><text:span text:style-name="T53_68">into</text:span><text:span text:style-name="T53_69"><text:s/></text:span><text:span text:style-name="T53_70">two</text:span><text:span text:style-name="T53_71"><text:s/></text:span><text:span text:style-name="T53_72">parts</text:span><text:span text:style-name="T53_73">:<text:s/></text:span><text:span text:style-name="T53_74">the</text:span><text:span text:style-name="T53_75"><text:s/></text:span><text:span text:style-name="T53_76">desktop</text:span><text:span text:style-name="T53_77"><text:s/></text:span><text:span text:style-name="T53_78">application</text:span><text:span text:style-name="T53_79"><text:s/></text:span><text:span text:style-name="T53_80">to</text:span><text:span text:style-name="T53_81"><text:s/></text:span><text:span text:style-name="T53_82">view</text:span><text:span text:style-name="T53_83"><text:s/></text:span><text:span text:style-name="T53_84">information</text:span><text:span text:style-name="T53_85"><text:s/></text:span><text:span text:style-name="T53_86">and</text:span><text:span text:style-name="T53_87"><text:s/></text:span><text:span text:style-name="T53_88">the</text:span><text:span text:style-name="T53_89"><text:s/></text:span><text:span text:style-name="T53_90">web</text:span><text:span text:style-name="T53_91"><text:s/></text:span><text:span text:style-name="T53_92">admin</text:span><text:span text:style-name="T53_93"><text:s/></text:span><text:span text:style-name="T53_94">UI</text:span><text:span text:style-name="T53_95"><text:s/></text:span><text:span text:style-name="T53_96">to</text:span><text:span text:style-name="T53_97"><text:s/></text:span><text:span text:style-name="T53_98">manage</text:span><text:span text:style-name="T53_99"><text:s/></text:span><text:span text:style-name="T53_100">information</text:span><text:span text:style-name="T53_101">.<text:s/></text:span></text:p>
      <text:p text:style-name="P54"><text:span text:style-name="T54_1">GitHub</text:span><text:span text:style-name="T54_2"><text:s/></text:span><text:span text:style-name="T54_3">Repository</text:span><text:span text:style-name="T54_4"><text:s/></text:span><text:span text:style-name="T54_5">Link</text:span><text:span text:style-name="T54_6">:<text:s/></text:span><text:span text:style-name="T54_7"><text:a xlink:type="simple" xlink:href="https://github.com/PadaliaRushabh/zoo"><text:span text:style-name="T54_8">https</text:span></text:a></text:span><text:span text:style-name="T54_9"><text:a xlink:type="simple" xlink:href="https://github.com/PadaliaRushabh/zoo"><text:span text:style-name="T54_10">://</text:span></text:a></text:span><text:span text:style-name="T54_11"><text:a xlink:type="simple" xlink:href="https://github.com/PadaliaRushabh/zoo"><text:span text:style-name="T54_12">github</text:span></text:a></text:span><text:span text:style-name="T54_13"><text:a xlink:type="simple" xlink:href="https://github.com/PadaliaRushabh/zoo"><text:span text:style-name="T54_14">.</text:span></text:a></text:span><text:span text:style-name="T54_15"><text:a xlink:type="simple" xlink:href="https://github.com/PadaliaRushabh/zoo"><text:span text:style-name="T54_16">com</text:span></text:a></text:span><text:span text:style-name="T54_17"><text:a xlink:type="simple" xlink:href="https://github.com/PadaliaRushabh/zoo"><text:span text:style-name="T54_18">/</text:span></text:a></text:span><text:span text:style-name="T54_19"><text:a xlink:type="simple" xlink:href="https://github.com/PadaliaRushabh/zoo"><text:span text:style-name="T54_20">PadaliaRushabh</text:span></text:a></text:span><text:span text:style-name="T54_21"><text:a xlink:type="simple" xlink:href="https://github.com/PadaliaRushabh/zoo"><text:span text:style-name="T54_22">/</text:span></text:a></text:span><text:span text:style-name="T54_23"><text:a xlink:type="simple" xlink:href="https://github.com/PadaliaRushabh/zoo"><text:span text:style-name="T54_24">zoo</text:span></text:a></text:span><text:span text:style-name="T54_25"><text:s/></text:span></text:p>
      <text:p text:style-name="P55"/>
      <text:p text:style-name="P56"><text:span text:style-name="T56_1">Singapore</text:span><text:span text:style-name="T56_2"><text:s/></text:span><text:span text:style-name="T56_3">Partners</text:span><text:span text:style-name="T56_4"><text:s text:c="2"/>-<text:s/></text:span><text:span text:style-name="T56_5">Website</text:span><text:span text:style-name="T56_6"><text:s/></text:span><text:span text:style-name="T56_7">to</text:span><text:span text:style-name="T56_8"><text:s/></text:span><text:span text:style-name="T56_9">promote</text:span><text:span text:style-name="T56_10"><text:s/></text:span><text:span text:style-name="T56_11">Singapore</text:span><text:span text:style-name="T56_12"><text:s/></text:span><text:span text:style-name="T56_13">tourism</text:span><text:span text:style-name="T56_14"><text:s/></text:span><text:span text:style-name="T56_15">industry</text:span><text:span text:style-name="T56_16">.<text:s/></text:span><text:span text:style-name="T56_17">PHP</text:span><text:span text:style-name="T56_18"><text:s/></text:span><text:span text:style-name="T56_19">is</text:span><text:span text:style-name="T56_20"><text:s/></text:span><text:span text:style-name="T56_21">used</text:span><text:span text:style-name="T56_22"><text:s/></text:span><text:span text:style-name="T56_23">as</text:span><text:span text:style-name="T56_24"><text:s text:c="2"/></text:span><text:span text:style-name="T56_25">backend</text:span><text:span text:style-name="T56_26"><text:s/></text:span><text:span text:style-name="T56_27">server</text:span><text:span text:style-name="T56_28"><text:s/></text:span><text:span text:style-name="T56_29">side</text:span><text:span text:style-name="T56_30"><text:s/></text:span><text:span text:style-name="T56_31">language</text:span><text:span text:style-name="T56_32"><text:s text:c="2"/></text:span><text:span text:style-name="T56_33">and</text:span><text:span text:style-name="T56_34"><text:s/></text:span><text:span text:style-name="T56_35">bootstrap</text:span><text:span text:style-name="T56_36"><text:s/></text:span><text:span text:style-name="T56_37">CSS</text:span><text:span text:style-name="T56_38"><text:s/></text:span><text:span text:style-name="T56_39">framework</text:span><text:span text:style-name="T56_40">,<text:s/></text:span><text:span text:style-name="T56_41">HTML</text:span><text:span text:style-name="T56_42"><text:s/></text:span><text:span text:style-name="T56_43">is</text:span><text:span text:style-name="T56_44"><text:s/></text:span><text:span text:style-name="T56_45">used</text:span><text:span text:style-name="T56_46"><text:s/></text:span><text:span text:style-name="T56_47">for</text:span><text:span text:style-name="T56_48"><text:s/></text:span><text:span text:style-name="T56_49">front</text:span><text:span text:style-name="T56_50"><text:s/></text:span><text:span text:style-name="T56_51">hand</text:span><text:span text:style-name="T56_52">.<text:s/></text:span></text:p>
      <text:p text:style-name="P57"><text:span text:style-name="T57_1">GitHub</text:span><text:span text:style-name="T57_2"><text:s/></text:span><text:span text:style-name="T57_3">Repository</text:span><text:span text:style-name="T57_4"><text:s text:c="2"/></text:span><text:span text:style-name="T57_5">Link</text:span><text:span text:style-name="T57_6">:<text:s/></text:span><text:span text:style-name="T57_7"><text:a xlink:type="simple" xlink:href="https://github.com/PadaliaRushabh/SIngaporePartners"><text:span text:style-name="T57_8">https</text:span></text:a></text:span><text:span text:style-name="T57_9"><text:a xlink:type="simple" xlink:href="https://github.com/PadaliaRushabh/SIngaporePartners"><text:span text:style-name="T57_10">://</text:span></text:a></text:span><text:span text:style-name="T57_11"><text:a xlink:type="simple" xlink:href="https://github.com/PadaliaRushabh/SIngaporePartners"><text:span text:style-name="T57_12">github</text:span></text:a></text:span><text:span text:style-name="T57_13"><text:a xlink:type="simple" xlink:href="https://github.com/PadaliaRushabh/SIngaporePartners"><text:span text:style-name="T57_14">.</text:span></text:a></text:span><text:span text:style-name="T57_15"><text:a xlink:type="simple" xlink:href="https://github.com/PadaliaRushabh/SIngaporePartners"><text:span text:style-name="T57_16">com</text:span></text:a></text:span><text:span text:style-name="T57_17"><text:a xlink:type="simple" xlink:href="https://github.com/PadaliaRushabh/SIngaporePartners"><text:span text:style-name="T57_18">/</text:span></text:a></text:span><text:span text:style-name="T57_19"><text:a xlink:type="simple" xlink:href="https://github.com/PadaliaRushabh/SIngaporePartners"><text:span text:style-name="T57_20">PadaliaRushabh</text:span></text:a></text:span><text:span text:style-name="T57_21"><text:a xlink:type="simple" xlink:href="https://github.com/PadaliaRushabh/SIngaporePartners"><text:span text:style-name="T57_22">/</text:span></text:a></text:span><text:span text:style-name="T57_23"><text:a xlink:type="simple" xlink:href="https://github.com/PadaliaRushabh/SIngaporePartners"><text:span text:style-name="T57_24">SIngaporePartners</text:span></text:a></text:span><text:span text:style-name="T57_25"><text:s/></text:span></text:p>
      <text:p text:style-name="P58"><text:span text:style-name="T58_1"><text:s/></text:span></text:p>
      <text:p text:style-name="P59"/>
      <text:p text:style-name="P60"/>
      <text:p text:style-name="P61"/>
      <text:p text:style-name="P62"><text:span text:style-name="T62_1">TweetX</text:span><text:span text:style-name="T62_2"><text:s/></text:span><text:span text:style-name="T62_3">-<text:s/></text:span><text:span text:style-name="T62_4">TweetX</text:span><text:span text:style-name="T62_5"><text:s/></text:span><text:span text:style-name="T62_6">is</text:span><text:span text:style-name="T62_7"><text:s/></text:span><text:span text:style-name="T62_8">a</text:span><text:span text:style-name="T62_9"><text:s/></text:span><text:span text:style-name="T62_10">data</text:span><text:span text:style-name="T62_11"><text:s/></text:span><text:span text:style-name="T62_12">mining</text:span><text:span text:style-name="T62_13"><text:s/></text:span><text:span text:style-name="T62_14">project</text:span><text:span text:style-name="T62_15"><text:s/></text:span><text:span text:style-name="T62_16">to</text:span><text:span text:style-name="T62_17"><text:s/></text:span><text:span text:style-name="T62_18">collect</text:span><text:span text:style-name="T62_19"><text:s/></text:span><text:span text:style-name="T62_20">information</text:span><text:span text:style-name="T62_21"><text:s/></text:span><text:span text:style-name="T62_22">from</text:span><text:span text:style-name="T62_23"><text:s/></text:span><text:span text:style-name="T62_24">twitter</text:span><text:span text:style-name="T62_25"><text:s/></text:span><text:span text:style-name="T62_26">and</text:span><text:span text:style-name="T62_27"><text:s/></text:span><text:span text:style-name="T62_28">cluster</text:span><text:span text:style-name="T62_29"><text:s/></text:span><text:span text:style-name="T62_30">them</text:span><text:span text:style-name="T62_31"><text:s/></text:span><text:span text:style-name="T62_32">using</text:span><text:span text:style-name="T62_33"><text:s/></text:span><text:span text:style-name="T62_34">K</text:span><text:span text:style-name="T62_35">-</text:span><text:span text:style-name="T62_36">mean</text:span><text:span text:style-name="T62_37"><text:s/></text:span><text:span text:style-name="T62_38">data</text:span><text:span text:style-name="T62_39"><text:s/></text:span><text:span text:style-name="T62_40">mining</text:span><text:span text:style-name="T62_41"><text:s/></text:span><text:span text:style-name="T62_42">algorithm</text:span><text:span text:style-name="T62_43">.<text:s/></text:span><text:span text:style-name="T62_44">Ruby</text:span><text:span text:style-name="T62_45"><text:s/></text:span><text:span text:style-name="T62_46">script</text:span><text:span text:style-name="T62_47"><text:s/></text:span><text:span text:style-name="T62_48">is</text:span><text:span text:style-name="T62_49"><text:s/></text:span><text:span text:style-name="T62_50">used</text:span><text:span text:style-name="T62_51"><text:s/></text:span><text:span text:style-name="T62_52">to</text:span><text:span text:style-name="T62_53"><text:s/></text:span><text:span text:style-name="T62_54">collect</text:span><text:span text:style-name="T62_55"><text:s/></text:span><text:span text:style-name="T62_56">data</text:span><text:span text:style-name="T62_57"><text:s/></text:span><text:span text:style-name="T62_58">from</text:span><text:span text:style-name="T62_59"><text:s/></text:span><text:span text:style-name="T62_60">twitter</text:span><text:span text:style-name="T62_61">.<text:s/></text:span><text:span text:style-name="T62_62">The</text:span><text:span text:style-name="T62_63"><text:s/></text:span><text:span text:style-name="T62_64">script</text:span><text:span text:style-name="T62_65"><text:s/></text:span><text:span text:style-name="T62_66">collects</text:span><text:span text:style-name="T62_67"><text:s/></text:span><text:span text:style-name="T62_68">user</text:span><text:span text:style-name="T62_69"><text:s/></text:span><text:span text:style-name="T62_70">specific</text:span><text:span text:style-name="T62_71"><text:s/></text:span><text:span text:style-name="T62_72">data</text:span><text:span text:style-name="T62_73"><text:s/></text:span><text:span text:style-name="T62_74">like</text:span><text:span text:style-name="T62_75"><text:s/></text:span><text:span text:style-name="T62_76">Age</text:span><text:span text:style-name="T62_77"><text:s/></text:span><text:span text:style-name="T62_78">of</text:span><text:span text:style-name="T62_79"><text:s/></text:span><text:span text:style-name="T62_80">Twitter</text:span><text:span text:style-name="T62_81"><text:s/></text:span><text:span text:style-name="T62_82">Account</text:span><text:span text:style-name="T62_83">,<text:s/></text:span><text:span text:style-name="T62_84">Number</text:span><text:span text:style-name="T62_85"><text:s/></text:span><text:span text:style-name="T62_86">of</text:span><text:span text:style-name="T62_87"><text:s/></text:span><text:span text:style-name="T62_88">Followers</text:span><text:span text:style-name="T62_89">,<text:s/></text:span><text:span text:style-name="T62_90">Number</text:span><text:span text:style-name="T62_91"><text:s/></text:span><text:span text:style-name="T62_92">of</text:span><text:span text:style-name="T62_93"><text:s/></text:span><text:span text:style-name="T62_94">Friends</text:span><text:span text:style-name="T62_95">,<text:s text:c="2"/></text:span><text:span text:style-name="T62_96">Number</text:span><text:span text:style-name="T62_97"><text:s/></text:span><text:span text:style-name="T62_98">of</text:span><text:span text:style-name="T62_99"><text:s/></text:span><text:span text:style-name="T62_100">Tweets</text:span><text:span text:style-name="T62_101">,<text:s/></text:span><text:span text:style-name="T62_102">Number</text:span><text:span text:style-name="T62_103"><text:s/></text:span><text:span text:style-name="T62_104">of</text:span><text:span text:style-name="T62_105"><text:s/></text:span><text:span text:style-name="T62_106">Favorited</text:span><text:span text:style-name="T62_107"><text:s/></text:span><text:span text:style-name="T62_108">Tweets</text:span><text:span text:style-name="T62_109">,<text:s/></text:span><text:span text:style-name="T62_110">Listed</text:span><text:span text:style-name="T62_111"><text:s/></text:span><text:span text:style-name="T62_112">Count</text:span><text:span text:style-name="T62_113">,<text:s/></text:span><text:span text:style-name="T62_114">Last</text:span><text:span text:style-name="T62_115"><text:s/></text:span><text:span text:style-name="T62_116">Tweets</text:span><text:span text:style-name="T62_117">.<text:s/></text:span><text:span text:style-name="T62_118">All</text:span><text:span text:style-name="T62_119"><text:s/></text:span><text:span text:style-name="T62_120">the</text:span><text:span text:style-name="T62_121"><text:s/></text:span><text:span text:style-name="T62_122">data</text:span><text:span text:style-name="T62_123"><text:s/></text:span><text:span text:style-name="T62_124">gathered</text:span><text:span text:style-name="T62_125"><text:s/></text:span><text:span text:style-name="T62_126">are</text:span><text:span text:style-name="T62_127"><text:s/></text:span><text:span text:style-name="T62_128">in</text:span><text:span text:style-name="T62_129"><text:s/></text:span><text:span text:style-name="T62_130">public</text:span><text:span text:style-name="T62_131"><text:s/></text:span><text:span text:style-name="T62_132">domain</text:span><text:span text:style-name="T62_133">.<text:s/></text:span><text:span text:style-name="T62_134">K</text:span><text:span text:style-name="T62_135">-</text:span><text:span text:style-name="T62_136">mean</text:span><text:span text:style-name="T62_137"><text:s/></text:span><text:span text:style-name="T62_138">algorithm</text:span><text:span text:style-name="T62_139"><text:s/></text:span><text:span text:style-name="T62_140">is</text:span><text:span text:style-name="T62_141"><text:s/></text:span><text:span text:style-name="T62_142">written</text:span><text:span text:style-name="T62_143"><text:s/></text:span><text:span text:style-name="T62_144">in</text:span><text:span text:style-name="T62_145"><text:s/></text:span><text:span text:style-name="T62_146">python</text:span><text:span text:style-name="T62_147"><text:s/></text:span><text:span text:style-name="T62_148">language</text:span><text:span text:style-name="T62_149"><text:s/></text:span><text:span text:style-name="T62_150">which</text:span><text:span text:style-name="T62_151"><text:s/></text:span><text:span text:style-name="T62_152">is</text:span><text:span text:style-name="T62_153"><text:s/></text:span><text:span text:style-name="T62_154">used</text:span><text:span text:style-name="T62_155"><text:s/></text:span><text:span text:style-name="T62_156">to</text:span><text:span text:style-name="T62_157"><text:s/></text:span><text:span text:style-name="T62_158">cluster</text:span><text:span text:style-name="T62_159"><text:s/></text:span><text:span text:style-name="T62_160">the</text:span><text:span text:style-name="T62_161"><text:s/></text:span><text:span text:style-name="T62_162">data</text:span><text:span text:style-name="T62_163">.<text:s text:c="2"/></text:span></text:p>
      <text:p text:style-name="P63"><text:span text:style-name="T63_1">GitHub</text:span><text:span text:style-name="T63_2"><text:s/></text:span><text:span text:style-name="T63_3">Repository</text:span><text:span text:style-name="T63_4"><text:s/></text:span><text:span text:style-name="T63_5">Link</text:span><text:span text:style-name="T63_6">:<text:s/></text:span><text:span text:style-name="T63_7"><text:a xlink:type="simple" xlink:href="https://github.com/PadaliaRushabh/tweetx"><text:span text:style-name="T63_8">https</text:span></text:a></text:span><text:span text:style-name="T63_9"><text:a xlink:type="simple" xlink:href="https://github.com/PadaliaRushabh/tweetx"><text:span text:style-name="T63_10">://</text:span></text:a></text:span><text:span text:style-name="T63_11"><text:a xlink:type="simple" xlink:href="https://github.com/PadaliaRushabh/tweetx"><text:span text:style-name="T63_12">github</text:span></text:a></text:span><text:span text:style-name="T63_13"><text:a xlink:type="simple" xlink:href="https://github.com/PadaliaRushabh/tweetx"><text:span text:style-name="T63_14">.</text:span></text:a></text:span><text:span text:style-name="T63_15"><text:a xlink:type="simple" xlink:href="https://github.com/PadaliaRushabh/tweetx"><text:span text:style-name="T63_16">com</text:span></text:a></text:span><text:span text:style-name="T63_17"><text:a xlink:type="simple" xlink:href="https://github.com/PadaliaRushabh/tweetx"><text:span text:style-name="T63_18">/</text:span></text:a></text:span><text:span text:style-name="T63_19"><text:a xlink:type="simple" xlink:href="https://github.com/PadaliaRushabh/tweetx"><text:span text:style-name="T63_20">PadaliaRushabh</text:span></text:a></text:span><text:span text:style-name="T63_21"><text:a xlink:type="simple" xlink:href="https://github.com/PadaliaRushabh/tweetx"><text:span text:style-name="T63_22">/</text:span></text:a></text:span><text:span text:style-name="T63_23"><text:a xlink:type="simple" xlink:href="https://github.com/PadaliaRushabh/tweetx"><text:span text:style-name="T63_24">tweetx</text:span></text:a></text:span><text:span text:style-name="T63_25"><text:s/></text:span></text:p>
      <text:p text:style-name="P64"><text:span text:style-name="T64_1"><text:s/></text:span></text:p>
      <text:p text:style-name="P65"><text:span text:style-name="T65_1">Guess</text:span><text:span text:style-name="T65_2"><text:s/></text:span><text:span text:style-name="T65_3">my</text:span><text:span text:style-name="T65_4"><text:s/></text:span><text:span text:style-name="T65_5">Number</text:span><text:span text:style-name="T65_6"><text:s/></text:span><text:span text:style-name="T65_7">-<text:s/></text:span><text:span text:style-name="T65_8">Guess</text:span><text:span text:style-name="T65_9"><text:s/></text:span><text:span text:style-name="T65_10">my</text:span><text:span text:style-name="T65_11"><text:s/></text:span><text:span text:style-name="T65_12">name</text:span><text:span text:style-name="T65_13"><text:s/></text:span><text:span text:style-name="T65_14">is</text:span><text:span text:style-name="T65_15"><text:s/></text:span><text:span text:style-name="T65_16">an</text:span><text:span text:style-name="T65_17"><text:s/></text:span><text:span text:style-name="T65_18">Android</text:span><text:span text:style-name="T65_19"><text:s/></text:span><text:span text:style-name="T65_20">App</text:span><text:span text:style-name="T65_21"><text:s/></text:span><text:span text:style-name="T65_22">for</text:span><text:span text:style-name="T65_23"><text:s/></text:span><text:span text:style-name="T65_24">small</text:span><text:span text:style-name="T65_25"><text:s/></text:span><text:span text:style-name="T65_26">children</text:span><text:span text:style-name="T65_27">,<text:s/></text:span><text:span text:style-name="T65_28">it</text:span><text:span text:style-name="T65_29"><text:s/></text:span><text:span text:style-name="T65_30">is</text:span><text:span text:style-name="T65_31"><text:s/></text:span><text:span text:style-name="T65_32">an</text:span><text:span text:style-name="T65_33"><text:s/></text:span><text:span text:style-name="T65_34">educational</text:span><text:span text:style-name="T65_35"><text:s/></text:span><text:span text:style-name="T65_36">game</text:span><text:span text:style-name="T65_37"><text:s/></text:span><text:span text:style-name="T65_38">which</text:span><text:span text:style-name="T65_39"><text:s/></text:span><text:span text:style-name="T65_40">uses</text:span><text:span text:style-name="T65_41"><text:s/></text:span><text:span text:style-name="T65_42">virtual</text:span><text:span text:style-name="T65_43"><text:s/></text:span><text:span text:style-name="T65_44">cards</text:span><text:span text:style-name="T65_45"><text:s/></text:span><text:span text:style-name="T65_46">that</text:span><text:span text:style-name="T65_47"><text:s/></text:span><text:span text:style-name="T65_48">display</text:span><text:span text:style-name="T65_49"><text:s/></text:span><text:span text:style-name="T65_50">collections</text:span><text:span text:style-name="T65_51"><text:s/></text:span><text:span text:style-name="T65_52">of</text:span><text:span text:style-name="T65_53"><text:s/></text:span><text:span text:style-name="T65_54">numbers</text:span><text:span text:style-name="T65_55">.<text:s/></text:span><text:span text:style-name="T65_56">The</text:span><text:span text:style-name="T65_57"><text:s/></text:span><text:span text:style-name="T65_58">numbers</text:span><text:span text:style-name="T65_59"><text:s/></text:span><text:span text:style-name="T65_60">are</text:span><text:span text:style-name="T65_61"><text:s/></text:span><text:span text:style-name="T65_62">chosen</text:span><text:span text:style-name="T65_63"><text:s/></text:span><text:span text:style-name="T65_64">such</text:span><text:span text:style-name="T65_65"><text:s/></text:span><text:span text:style-name="T65_66">that</text:span><text:span text:style-name="T65_67"><text:s/></text:span><text:span text:style-name="T65_68">when</text:span><text:span text:style-name="T65_69"><text:s/></text:span><text:span text:style-name="T65_70">they</text:span><text:span text:style-name="T65_71"><text:s/></text:span><text:span text:style-name="T65_72">are</text:span><text:span text:style-name="T65_73"><text:s/></text:span><text:span text:style-name="T65_74">arranged</text:span><text:span text:style-name="T65_75"><text:s/></text:span><text:span text:style-name="T65_76">carefully</text:span><text:span text:style-name="T65_77"><text:s/></text:span><text:span text:style-name="T65_78">on</text:span><text:span text:style-name="T65_79"><text:s/></text:span><text:span text:style-name="T65_80">the</text:span><text:span text:style-name="T65_81"><text:s/></text:span><text:span text:style-name="T65_82">cards</text:span><text:span text:style-name="T65_83"><text:s/>,<text:s/></text:span><text:span text:style-name="T65_84">the</text:span><text:span text:style-name="T65_85"><text:s/></text:span><text:span text:style-name="T65_86">child</text:span><text:span text:style-name="T65_87"><text:s/></text:span><text:span text:style-name="T65_88">is</text:span><text:span text:style-name="T65_89"><text:s/></text:span><text:span text:style-name="T65_90">able</text:span><text:span text:style-name="T65_91"><text:s/></text:span><text:span text:style-name="T65_92">to</text:span><text:span text:style-name="T65_93"><text:s/></text:span><text:span text:style-name="T65_94">play</text:span><text:span text:style-name="T65_95"><text:s/></text:span><text:span text:style-name="T65_96">a</text:span><text:span text:style-name="T65_97"><text:s/></text:span><text:span text:style-name="T65_98">game</text:span><text:span text:style-name="T65_99"><text:s/></text:span><text:span text:style-name="T65_100">of</text:span><text:span text:style-name="T65_101"><text:s/>“</text:span><text:span text:style-name="T65_102">guess</text:span><text:span text:style-name="T65_103"><text:s/></text:span><text:span text:style-name="T65_104">the</text:span><text:span text:style-name="T65_105"><text:s/></text:span><text:span text:style-name="T65_106">secret</text:span><text:span text:style-name="T65_107"><text:s/></text:span><text:span text:style-name="T65_108">number</text:span><text:span text:style-name="T65_109">”.<text:s/></text:span><text:span text:style-name="T65_110">When</text:span><text:span text:style-name="T65_111"><text:s/></text:span><text:span text:style-name="T65_112">a</text:span><text:span text:style-name="T65_113"><text:s/></text:span><text:span text:style-name="T65_114">child</text:span><text:span text:style-name="T65_115"><text:s/></text:span><text:span text:style-name="T65_116">wins</text:span><text:span text:style-name="T65_117"><text:s/></text:span><text:span text:style-name="T65_118">a</text:span><text:span text:style-name="T65_119"><text:s/></text:span><text:span text:style-name="T65_120">game</text:span><text:span text:style-name="T65_121"><text:s/>,<text:s/></text:span><text:span text:style-name="T65_122">the</text:span><text:span text:style-name="T65_123"><text:s/></text:span><text:span text:style-name="T65_124">child</text:span><text:span text:style-name="T65_125">’</text:span><text:span text:style-name="T65_126">s</text:span><text:span text:style-name="T65_127"><text:s/></text:span><text:span text:style-name="T65_128">name</text:span><text:span text:style-name="T65_129">,<text:s/></text:span><text:span text:style-name="T65_130">current</text:span><text:span text:style-name="T65_131"><text:s/></text:span><text:span text:style-name="T65_132">date</text:span><text:span text:style-name="T65_133"><text:s/>,<text:s/></text:span><text:span text:style-name="T65_134">and</text:span><text:span text:style-name="T65_135"><text:s/></text:span><text:span text:style-name="T65_136">the</text:span><text:span text:style-name="T65_137"><text:s/></text:span><text:span text:style-name="T65_138">game</text:span><text:span text:style-name="T65_139"><text:s/></text:span><text:span text:style-name="T65_140">score</text:span><text:span text:style-name="T65_141"><text:s/></text:span><text:span text:style-name="T65_142">are</text:span><text:span text:style-name="T65_143"><text:s/></text:span><text:span text:style-name="T65_144">saved</text:span><text:span text:style-name="T65_145"><text:s/></text:span><text:span text:style-name="T65_146">to</text:span><text:span text:style-name="T65_147"><text:s/></text:span><text:span text:style-name="T65_148">a</text:span><text:span text:style-name="T65_149"><text:s/></text:span><text:span text:style-name="T65_150">high</text:span><text:span text:style-name="T65_151">-</text:span><text:span text:style-name="T65_152">scores</text:span><text:span text:style-name="T65_153"><text:s/></text:span><text:span text:style-name="T65_154">table</text:span><text:span text:style-name="T65_155">.<text:s/></text:span></text:p>
      <text:p text:style-name="P66"><text:span text:style-name="T66_1">GitHub</text:span><text:span text:style-name="T66_2"><text:s/></text:span><text:span text:style-name="T66_3">Repository</text:span><text:span text:style-name="T66_4"><text:s text:c="2"/></text:span><text:span text:style-name="T66_5">Link</text:span><text:span text:style-name="T66_6">:<text:s/></text:span><text:span text:style-name="T66_7"><text:a xlink:type="simple" xlink:href="https://github.com/PadaliaRushabh/Guess-My-Number"><text:span text:style-name="T66_8">https</text:span></text:a></text:span><text:span text:style-name="T66_9"><text:a xlink:type="simple" xlink:href="https://github.com/PadaliaRushabh/Guess-My-Number"><text:span text:style-name="T66_10">://</text:span></text:a></text:span><text:span text:style-name="T66_11"><text:a xlink:type="simple" xlink:href="https://github.com/PadaliaRushabh/Guess-My-Number"><text:span text:style-name="T66_12">github</text:span></text:a></text:span><text:span text:style-name="T66_13"><text:a xlink:type="simple" xlink:href="https://github.com/PadaliaRushabh/Guess-My-Number"><text:span text:style-name="T66_14">.</text:span></text:a></text:span><text:span text:style-name="T66_15"><text:a xlink:type="simple" xlink:href="https://github.com/PadaliaRushabh/Guess-My-Number"><text:span text:style-name="T66_16">com</text:span></text:a></text:span><text:span text:style-name="T66_17"><text:a xlink:type="simple" xlink:href="https://github.com/PadaliaRushabh/Guess-My-Number"><text:span text:style-name="T66_18">/</text:span></text:a></text:span><text:span text:style-name="T66_19"><text:a xlink:type="simple" xlink:href="https://github.com/PadaliaRushabh/Guess-My-Number"><text:span text:style-name="T66_20">PadaliaRushabh</text:span></text:a></text:span><text:span text:style-name="T66_21"><text:a xlink:type="simple" xlink:href="https://github.com/PadaliaRushabh/Guess-My-Number"><text:span text:style-name="T66_22">/</text:span></text:a></text:span><text:span text:style-name="T66_23"><text:a xlink:type="simple" xlink:href="https://github.com/PadaliaRushabh/Guess-My-Number"><text:span text:style-name="T66_24">Guess</text:span></text:a></text:span><text:span text:style-name="T66_25"><text:a xlink:type="simple" xlink:href="https://github.com/PadaliaRushabh/Guess-My-Number"><text:span text:style-name="T66_26">-</text:span></text:a></text:span><text:span text:style-name="T66_27"><text:a xlink:type="simple" xlink:href="https://github.com/PadaliaRushabh/Guess-My-Number"><text:span text:style-name="T66_28">My</text:span></text:a></text:span><text:span text:style-name="T66_29"><text:a xlink:type="simple" xlink:href="https://github.com/PadaliaRushabh/Guess-My-Number"><text:span text:style-name="T66_30">-</text:span></text:a></text:span><text:span text:style-name="T66_31"><text:a xlink:type="simple" xlink:href="https://github.com/PadaliaRushabh/Guess-My-Number"><text:span text:style-name="T66_32">Number</text:span></text:a></text:span><text:span text:style-name="T66_33"><text:s/></text:span></text:p>
      <text:p text:style-name="P67"><text:span text:style-name="T67_1"><text:s/></text:span></text:p>
      <text:p text:style-name="P68"/>
      <text:p text:style-name="P69"><text:span text:style-name="T69_1">Educational</text:span><text:span text:style-name="T69_2"><text:s/></text:span><text:span text:style-name="T69_3">Qualification</text:span><text:span text:style-name="T69_4"><text:s/></text:span></text:p>
      <text:p text:style-name="P70"><text:span text:style-name="T70_1">Masters</text:span><text:span text:style-name="T70_2"><text:s/></text:span><text:span text:style-name="T70_3">of</text:span><text:span text:style-name="T70_4"><text:s/></text:span><text:span text:style-name="T70_5">Computing</text:span><text:span text:style-name="T70_6"><text:s/>(</text:span><text:span text:style-name="T70_7">Australian</text:span><text:span text:style-name="T70_8"><text:s/></text:span><text:span text:style-name="T70_9">National</text:span><text:span text:style-name="T70_10"><text:s/></text:span><text:span text:style-name="T70_11">University</text:span><text:span text:style-name="T70_12"><text:s/>-<text:s/></text:span><text:span text:style-name="T70_13">Canberra</text:span><text:span text:style-name="T70_14">,<text:s/></text:span><text:span text:style-name="T70_15">Australia</text:span><text:span text:style-name="T70_16">)</text:span><text:span text:style-name="T70_17"><text:s/></text:span></text:p>
      <text:list text:style-name="LS4" xml:id="list14">
        <text:list-item>
          <text:p text:style-name="P71"><text:span text:style-name="T71_1">Masters</text:span><text:span text:style-name="T71_2"><text:s/></text:span><text:span text:style-name="T71_3">of</text:span><text:span text:style-name="T71_4"><text:s/></text:span><text:span text:style-name="T71_5">Computing</text:span><text:span text:style-name="T71_6"><text:s/></text:span><text:span text:style-name="T71_7">at</text:span><text:span text:style-name="T71_8"><text:s/></text:span><text:span text:style-name="T71_9">Australian</text:span><text:span text:style-name="T71_10"><text:s/></text:span><text:span text:style-name="T71_11">National</text:span><text:span text:style-name="T71_12"><text:s/></text:span><text:span text:style-name="T71_13">University</text:span><text:span text:style-name="T71_14"><text:s/></text:span></text:p>
        </text:list-item>
        <text:list-item>
          <text:p text:style-name="P72"><text:span text:style-name="T72_1">Majoring</text:span><text:span text:style-name="T72_2"><text:s/></text:span><text:span text:style-name="T72_3">in</text:span><text:span text:style-name="T72_4"><text:s/></text:span><text:span text:style-name="T72_5">Software</text:span><text:span text:style-name="T72_6"><text:s/></text:span><text:span text:style-name="T72_7">Engineering</text:span><text:span text:style-name="T72_8"><text:s/></text:span></text:p>
        </text:list-item>
        <text:list-item>
          <text:p text:style-name="P73"><text:span text:style-name="T73_1">Started</text:span><text:span text:style-name="T73_2"><text:s/></text:span><text:span text:style-name="T73_3">in</text:span><text:span text:style-name="T73_4"><text:s/></text:span><text:span text:style-name="T73_5">July</text:span><text:span text:style-name="T73_6"><text:s/>2014<text:s/></text:span></text:p>
        </text:list-item>
        <text:list-item>
          <text:p text:style-name="P74"><text:span text:style-name="T74_1">Currently</text:span><text:span text:style-name="T74_2"><text:s/></text:span><text:span text:style-name="T74_3">in</text:span><text:span text:style-name="T74_4"><text:s/></text:span><text:span text:style-name="T74_5">Semester</text:span><text:span text:style-name="T74_6"><text:s/>-<text:s/>2</text:span></text:p>
        </text:list-item>
        <text:list-item>
          <text:p text:style-name="P75"><text:span text:style-name="T75_1">Ranked</text:span><text:span text:style-name="T75_2"><text:s/>25</text:span><text:span text:style-name="T75_3">th</text:span><text:span text:style-name="T75_4"><text:s/></text:span><text:span text:style-name="T75_5">in</text:span><text:span text:style-name="T75_6"><text:s/></text:span><text:span text:style-name="T75_7">the</text:span><text:span text:style-name="T75_8"><text:s/></text:span><text:span text:style-name="T75_9">world</text:span><text:span text:style-name="T75_10"><text:s/></text:span><text:span text:style-name="T75_11">by</text:span><text:span text:style-name="T75_12"><text:s/></text:span><text:span text:style-name="T75_13">QS</text:span><text:span text:style-name="T75_14"><text:s/></text:span><text:span text:style-name="T75_15">World</text:span><text:span text:style-name="T75_16"><text:s/></text:span><text:span text:style-name="T75_17">University</text:span><text:span text:style-name="T75_18"><text:s/></text:span><text:span text:style-name="T75_19">Ranking</text:span><text:span text:style-name="T75_20"><text:s/>(2014)<text:s/></text:span><text:span text:style-name="T75_21">and</text:span><text:span text:style-name="T75_22"><text:s/>45</text:span><text:span text:style-name="T75_23">th</text:span><text:span text:style-name="T75_24"><text:s/></text:span><text:span text:style-name="T75_25">in</text:span><text:span text:style-name="T75_26"><text:s/></text:span><text:span text:style-name="T75_27">the</text:span><text:span text:style-name="T75_28"><text:s/></text:span><text:span text:style-name="T75_29">world</text:span><text:span text:style-name="T75_30"><text:s/></text:span><text:span text:style-name="T75_31">by</text:span><text:span text:style-name="T75_32"><text:s/></text:span><text:span text:style-name="T75_33">Times</text:span><text:span text:style-name="T75_34"><text:s/></text:span><text:span text:style-name="T75_35">Higher</text:span><text:span text:style-name="T75_36"><text:s/></text:span><text:span text:style-name="T75_37">Education</text:span><text:span text:style-name="T75_38"><text:s/></text:span><text:span text:style-name="T75_39">World</text:span><text:span text:style-name="T75_40"><text:s/></text:span><text:span text:style-name="T75_41">Ranking</text:span><text:span text:style-name="T75_42"><text:s/>(2014)</text:span></text:p>
        </text:list-item>
      </text:list>
      <text:p text:style-name="P76"/>
      <text:p text:style-name="P77"><text:span text:style-name="T77_1">Bachelor</text:span><text:span text:style-name="T77_2"><text:s/></text:span><text:span text:style-name="T77_3">in</text:span><text:span text:style-name="T77_4"><text:s/></text:span><text:span text:style-name="T77_5">Information</text:span><text:span text:style-name="T77_6"><text:s/></text:span><text:span text:style-name="T77_7">Technology</text:span><text:span text:style-name="T77_8"><text:s/>(</text:span><text:span text:style-name="T77_9">James</text:span><text:span text:style-name="T77_10"><text:s/></text:span><text:span text:style-name="T77_11">Cook</text:span><text:span text:style-name="T77_12"><text:s/></text:span><text:span text:style-name="T77_13">University</text:span><text:span text:style-name="T77_14"><text:s/>-<text:s/></text:span><text:span text:style-name="T77_15">Singapore</text:span><text:span text:style-name="T77_16">)</text:span><text:span text:style-name="T77_17"><text:s/></text:span></text:p>
      <text:list text:style-name="LS5" xml:id="list19">
        <text:list-item>
          <text:p text:style-name="P78"><text:span text:style-name="T78_1">Bachelor</text:span><text:span text:style-name="T78_2"><text:s/></text:span><text:span text:style-name="T78_3">in</text:span><text:span text:style-name="T78_4"><text:s/></text:span><text:span text:style-name="T78_5">Information</text:span><text:span text:style-name="T78_6"><text:s/></text:span><text:span text:style-name="T78_7">Technology</text:span><text:span text:style-name="T78_8"><text:s/></text:span><text:span text:style-name="T78_9">at</text:span><text:span text:style-name="T78_10"><text:s/></text:span><text:span text:style-name="T78_11">James</text:span><text:span text:style-name="T78_12"><text:s/></text:span><text:span text:style-name="T78_13">Cook</text:span><text:span text:style-name="T78_14"><text:s/></text:span><text:span text:style-name="T78_15">University</text:span><text:span text:style-name="T78_16"><text:s/>-<text:s/></text:span><text:span text:style-name="T78_17">Singapore</text:span><text:span text:style-name="T78_18"><text:s/></text:span></text:p>
        </text:list-item>
        <text:list-item>
          <text:p text:style-name="P79"><text:span text:style-name="T79_1">Secured</text:span><text:span text:style-name="T79_2"><text:s/>5.56/7<text:s text:c="2"/></text:span><text:span text:style-name="T79_3">GPA</text:span><text:span text:style-name="T79_4"><text:s/></text:span></text:p>
        </text:list-item>
        <text:list-item>
          <text:p text:style-name="P80"><text:span text:style-name="T80_1">Graduated</text:span><text:span text:style-name="T80_2"><text:s/></text:span><text:span text:style-name="T80_3">in</text:span><text:span text:style-name="T80_4"><text:s/></text:span><text:span text:style-name="T80_5">March</text:span><text:span text:style-name="T80_6"><text:s/>2014<text:s/></text:span></text:p>
        </text:list-item>
        <text:list-item>
          <text:p text:style-name="P81"><text:span text:style-name="T81_1">Secured</text:span><text:span text:style-name="T81_2"><text:s/></text:span><text:span text:style-name="T81_3">advance</text:span><text:span text:style-name="T81_4"><text:s/></text:span><text:span text:style-name="T81_5">standing</text:span><text:span text:style-name="T81_6"><text:s/></text:span><text:span text:style-name="T81_7">in</text:span><text:span text:style-name="T81_8"><text:s/>8<text:s/></text:span><text:span text:style-name="T81_9">subjects</text:span><text:span text:style-name="T81_10"><text:s/></text:span><text:span text:style-name="T81_11">and</text:span><text:span text:style-name="T81_12"><text:s/></text:span><text:span text:style-name="T81_13">scholarship</text:span><text:span text:style-name="T81_14"><text:s/></text:span><text:span text:style-name="T81_15">in</text:span><text:span text:style-name="T81_16"><text:s/></text:span><text:span text:style-name="T81_17">two</text:span><text:span text:style-name="T81_18"><text:s/></text:span><text:span text:style-name="T81_19">subjects</text:span><text:span text:style-name="T81_20"><text:s/></text:span></text:p>
        </text:list-item>
        <text:list-item>
          <text:p text:style-name="P82"><text:span text:style-name="T82_1">Course</text:span><text:span text:style-name="T82_2"><text:s/></text:span><text:span text:style-name="T82_3">Outline</text:span><text:span text:style-name="T82_4">:<text:s text:c="2"/></text:span><text:span text:style-name="T82_5">Operating</text:span><text:span text:style-name="T82_6"><text:s/></text:span><text:span text:style-name="T82_7">Systems</text:span><text:span text:style-name="T82_8"><text:s/></text:span><text:span text:style-name="T82_9">architecture</text:span><text:span text:style-name="T82_10">,<text:s/></text:span><text:span text:style-name="T82_11">Advanced</text:span><text:span text:style-name="T82_12"><text:s/></text:span><text:span text:style-name="T82_13">Programming</text:span><text:span text:style-name="T82_14">,<text:s/></text:span><text:span text:style-name="T82_15">Web</text:span><text:span text:style-name="T82_16"><text:s/></text:span><text:span text:style-name="T82_17">Development</text:span><text:span text:style-name="T82_18"><text:s/></text:span><text:span text:style-name="T82_19">and</text:span><text:span text:style-name="T82_20"><text:s/></text:span><text:span text:style-name="T82_21">Internet</text:span><text:span text:style-name="T82_22"><text:s/></text:span><text:span text:style-name="T82_23">Technologies</text:span><text:span text:style-name="T82_24">,<text:s/></text:span><text:span text:style-name="T82_25">Mobile</text:span><text:span text:style-name="T82_26"><text:s/></text:span><text:span text:style-name="T82_27">Technology</text:span><text:span text:style-name="T82_28"><text:s/>(</text:span><text:span text:style-name="T82_29">Android</text:span><text:span text:style-name="T82_30">),<text:s/></text:span><text:span text:style-name="T82_31">Data</text:span><text:span text:style-name="T82_32"><text:s/></text:span><text:span text:style-name="T82_33">Mining</text:span><text:span text:style-name="T82_34">,<text:s/></text:span><text:span text:style-name="T82_35">Algorithms</text:span><text:span text:style-name="T82_36">,<text:s/></text:span><text:span text:style-name="T82_37">Human</text:span><text:span text:style-name="T82_38"><text:s/></text:span><text:span text:style-name="T82_39">Computer</text:span><text:span text:style-name="T82_40"><text:s/></text:span><text:span text:style-name="T82_41">Interaction</text:span></text:p>
        </text:list-item>
      </text:list>
      <text:p text:style-name="P83"/>
      <text:p text:style-name="P84"><text:span text:style-name="T84_1">Diploma</text:span><text:span text:style-name="T84_2"><text:s/></text:span><text:span text:style-name="T84_3">in</text:span><text:span text:style-name="T84_4"><text:s/></text:span><text:span text:style-name="T84_5">Information</text:span><text:span text:style-name="T84_6"><text:s/></text:span><text:span text:style-name="T84_7">Technology</text:span><text:span text:style-name="T84_8"><text:s/>(</text:span><text:span text:style-name="T84_9">Nirma</text:span><text:span text:style-name="T84_10"><text:s/></text:span><text:span text:style-name="T84_11">University</text:span><text:span text:style-name="T84_12"><text:s/>-<text:s/></text:span><text:span text:style-name="T84_13">Gujarat</text:span><text:span text:style-name="T84_14">,<text:s/></text:span><text:span text:style-name="T84_15">India</text:span><text:span text:style-name="T84_16">)</text:span><text:span text:style-name="T84_17"><text:s/></text:span></text:p>
      <text:list text:style-name="LS6" xml:id="list24">
        <text:list-item>
          <text:p text:style-name="P85"><text:span text:style-name="T85_1">Diploma</text:span><text:span text:style-name="T85_2"><text:s/></text:span><text:span text:style-name="T85_3">in</text:span><text:span text:style-name="T85_4"><text:s/></text:span><text:span text:style-name="T85_5">Information</text:span><text:span text:style-name="T85_6"><text:s/></text:span><text:span text:style-name="T85_7">Technology</text:span><text:span text:style-name="T85_8"><text:s/></text:span><text:span text:style-name="T85_9">at</text:span><text:span text:style-name="T85_10"><text:s/></text:span><text:span text:style-name="T85_11">Nirma</text:span><text:span text:style-name="T85_12"><text:s/></text:span><text:span text:style-name="T85_13">Institute</text:span><text:span text:style-name="T85_14"><text:s/></text:span><text:span text:style-name="T85_15">of</text:span><text:span text:style-name="T85_16"><text:s/></text:span><text:span text:style-name="T85_17">Technology</text:span><text:span text:style-name="T85_18"><text:s/>–<text:s/></text:span><text:span text:style-name="T85_19">India</text:span><text:span text:style-name="T85_20"><text:s/></text:span></text:p>
        </text:list-item>
        <text:list-item>
          <text:p text:style-name="P86"><text:span text:style-name="T86_1">Four</text:span><text:span text:style-name="T86_2"><text:s/></text:span><text:span text:style-name="T86_3">Years</text:span><text:span text:style-name="T86_4"><text:s/></text:span><text:span text:style-name="T86_5">Diploma</text:span><text:span text:style-name="T86_6"><text:s/></text:span><text:span text:style-name="T86_7">Program</text:span><text:span text:style-name="T86_8"><text:s/>(</text:span><text:span text:style-name="T86_9">Aug</text:span><text:span text:style-name="T86_10">-2008<text:s/></text:span><text:span text:style-name="T86_11">to</text:span><text:span text:style-name="T86_12"><text:s/></text:span><text:span text:style-name="T86_13">June</text:span><text:span text:style-name="T86_14"><text:s/>2012)<text:s/></text:span></text:p>
        </text:list-item>
        <text:list-item>
          <text:p text:style-name="P87"><text:span text:style-name="T87_1">Secured</text:span><text:span text:style-name="T87_2"><text:s/></text:span><text:span text:style-name="T87_3">First</text:span><text:span text:style-name="T87_4"><text:s/></text:span><text:span text:style-name="T87_5">Class</text:span><text:span text:style-name="T87_6"><text:s/></text:span><text:span text:style-name="T87_7">with</text:span><text:span text:style-name="T87_8"><text:s/></text:span><text:span text:style-name="T87_9">Distinction</text:span><text:span text:style-name="T87_10"><text:s/></text:span></text:p>
        </text:list-item>
        <text:list-item>
          <text:p text:style-name="P88"><text:span text:style-name="T88_1">Nirma</text:span><text:span text:style-name="T88_2"><text:s/></text:span><text:span text:style-name="T88_3">University</text:span><text:span text:style-name="T88_4"><text:s/></text:span><text:span text:style-name="T88_5">is</text:span><text:span text:style-name="T88_6"><text:s/></text:span><text:span text:style-name="T88_7">one</text:span><text:span text:style-name="T88_8"><text:s/></text:span><text:span text:style-name="T88_9">of</text:span><text:span text:style-name="T88_10"><text:s/></text:span><text:span text:style-name="T88_11">the</text:span><text:span text:style-name="T88_12"><text:s/></text:span><text:span text:style-name="T88_13">top</text:span><text:span text:style-name="T88_14"><text:s/></text:span><text:span text:style-name="T88_15">ranking</text:span><text:span text:style-name="T88_16"><text:s/></text:span><text:span text:style-name="T88_17">universities</text:span><text:span text:style-name="T88_18"><text:s/></text:span><text:span text:style-name="T88_19">in</text:span><text:span text:style-name="T88_20"><text:s/></text:span><text:span text:style-name="T88_21">India</text:span><text:span text:style-name="T88_22"><text:s/></text:span></text:p>
        </text:list-item>
        <text:list-item>
          <text:p text:style-name="P89"><text:span text:style-name="T89_1">Course</text:span><text:span text:style-name="T89_2"><text:s/></text:span><text:span text:style-name="T89_3">Outline</text:span><text:span text:style-name="T89_4">:<text:s/></text:span><text:span text:style-name="T89_5">Operating</text:span><text:span text:style-name="T89_6"><text:s/></text:span><text:span text:style-name="T89_7">Systems</text:span><text:span text:style-name="T89_8"><text:s/></text:span><text:span text:style-name="T89_9">architecture</text:span><text:span text:style-name="T89_10">,<text:s/></text:span><text:span text:style-name="T89_11">Advanced</text:span><text:span text:style-name="T89_12"><text:s/></text:span><text:span text:style-name="T89_13">Programming</text:span><text:span text:style-name="T89_14">,<text:s/></text:span><text:span text:style-name="T89_15">Programming</text:span><text:span text:style-name="T89_16"><text:s/>(</text:span><text:span text:style-name="T89_17">C</text:span><text:span text:style-name="T89_18">,<text:s/></text:span><text:span text:style-name="T89_19">C</text:span><text:span text:style-name="T89_20">++,<text:s/></text:span><text:span text:style-name="T89_21">Java</text:span><text:span text:style-name="T89_22">,<text:s/></text:span><text:span text:style-name="T89_23">C</text:span><text:span text:style-name="T89_24">#,<text:s/></text:span><text:span text:style-name="T89_25">PHP</text:span><text:span text:style-name="T89_26">,<text:s/></text:span><text:span text:style-name="T89_27">JavaScript</text:span><text:span text:style-name="T89_28">,<text:s/></text:span><text:span text:style-name="T89_29">HTML</text:span><text:span text:style-name="T89_30">),<text:s/></text:span><text:span text:style-name="T89_31">Database</text:span><text:span text:style-name="T89_32"><text:s/>(</text:span><text:span text:style-name="T89_33">Oracle</text:span><text:span text:style-name="T89_34"><text:s/></text:span><text:span text:style-name="T89_35">Database</text:span><text:span text:style-name="T89_36">),<text:s/></text:span><text:span text:style-name="T89_37">Information</text:span><text:span text:style-name="T89_38"><text:s/></text:span><text:span text:style-name="T89_39">System</text:span><text:span text:style-name="T89_40"><text:s/></text:span><text:span text:style-name="T89_41">Managements</text:span><text:span text:style-name="T89_42">,<text:s/></text:span><text:span text:style-name="T89_43">E</text:span><text:span text:style-name="T89_44">-</text:span><text:span text:style-name="T89_45">Commerce</text:span><text:span text:style-name="T89_46"><text:s/></text:span><text:span text:style-name="T89_47">fundamentals</text:span><text:span text:style-name="T89_48"><text:s/></text:span></text:p>
        </text:list-item>
      </text:list>
      <text:p text:style-name="P90"/>
      <text:p text:style-name="P91"/>
      <text:p text:style-name="P92"><text:span text:style-name="T92_1">Personal</text:span><text:span text:style-name="T92_2"><text:s/></text:span><text:span text:style-name="T92_3">Details</text:span><text:span text:style-name="T92_4"><text:s/></text:span></text:p>
      <text:list text:style-name="LS7" xml:id="list29">
        <text:list-item>
          <text:p text:style-name="P93"><text:span text:style-name="T93_1">Date</text:span><text:span text:style-name="T93_2"><text:s/></text:span><text:span text:style-name="T93_3">of</text:span><text:span text:style-name="T93_4"><text:s/></text:span><text:span text:style-name="T93_5">Birth</text:span><text:span text:style-name="T93_6">:<text:s/></text:span><text:span text:style-name="T93_7">November</text:span><text:span text:style-name="T93_8"><text:s/>6,<text:s/>1991<text:s/></text:span></text:p>
        </text:list-item>
        <text:list-item>
          <text:p text:style-name="P94"><text:span text:style-name="T94_1">Languages</text:span><text:span text:style-name="T94_2"><text:s/></text:span><text:span text:style-name="T94_3">Known</text:span><text:span text:style-name="T94_4">:<text:s/></text:span><text:span text:style-name="T94_5">English</text:span><text:span text:style-name="T94_6">,<text:s/></text:span><text:span text:style-name="T94_7">Hindi</text:span><text:span text:style-name="T94_8">,<text:s/></text:span><text:span text:style-name="T94_9">Gujarati</text:span><text:span text:style-name="T94_10"><text:s/></text:span></text:p>
        </text:list-item>
        <text:list-item>
          <text:p text:style-name="P95"><text:span text:style-name="T95_1">Address</text:span><text:span text:style-name="T95_2">:<text:s/></text:span><text:span text:style-name="T95_3">UniLodge</text:span><text:span text:style-name="T95_4"><text:s/>@<text:s/></text:span><text:span text:style-name="T95_5">ANU</text:span><text:span text:style-name="T95_6"><text:s/>-<text:s/></text:span><text:span text:style-name="T95_7">Davey</text:span><text:span text:style-name="T95_8"><text:s/></text:span><text:span text:style-name="T95_9">Lodge</text:span><text:span text:style-name="T95_10">,<text:s/></text:span><text:span text:style-name="T95_11">Room</text:span><text:span text:style-name="T95_12"><text:s/></text:span><text:span text:style-name="T95_13">No</text:span><text:span text:style-name="T95_14">:<text:s/>238,<text:s/>25<text:s/></text:span><text:span text:style-name="T95_15">Childers</text:span><text:span text:style-name="T95_16"><text:s/></text:span><text:span text:style-name="T95_17">Street</text:span><text:span text:style-name="T95_18">,<text:s/></text:span><text:span text:style-name="T95_19">Canberra</text:span><text:span text:style-name="T95_20"><text:s/></text:span><text:span text:style-name="T95_21">ACT</text:span><text:span text:style-name="T95_22"><text:s/>2601,<text:s/></text:span><text:span text:style-name="T95_23">Australia</text:span></text:p>
        </text:list-item>
        <text:list-item>
          <text:p text:style-name="P96"><text:span text:style-name="T96_1">Nationality</text:span><text:span text:style-name="T96_2">:<text:s/></text:span><text:span text:style-name="T96_3">Indian</text:span><text:span text:style-name="T96_4"><text:s/></text:span></text:p>
        </text:list-item>
        <text:list-item>
          <text:p text:style-name="P97"><text:span text:style-name="T97_1">Hobbies</text:span><text:span text:style-name="T97_2">:<text:s/></text:span><text:span text:style-name="T97_3">Hacking</text:span><text:span text:style-name="T97_4"><text:s/></text:span><text:span text:style-name="T97_5">Open</text:span><text:span text:style-name="T97_6"><text:s/></text:span><text:span text:style-name="T97_7">Source</text:span><text:span text:style-name="T97_8"><text:s/></text:span><text:span text:style-name="T97_9">Software</text:span><text:span text:style-name="T97_10"><text:s/></text:span><text:span text:style-name="T97_11">and</text:span><text:span text:style-name="T97_12"><text:s/></text:span><text:span text:style-name="T97_13">Technologies</text:span><text:span text:style-name="T97_14">,<text:s/></text:span><text:span text:style-name="T97_15">Android</text:span><text:span text:style-name="T97_16"><text:s/></text:span><text:span text:style-name="T97_17">Programming</text:span><text:span text:style-name="T97_18"><text:s/></text:span><text:span text:style-name="T97_19">and</text:span><text:span text:style-name="T97_20"><text:s/></text:span><text:span text:style-name="T97_21">Technologies</text:span><text:span text:style-name="T97_22">,<text:s/></text:span><text:span text:style-name="T97_23">Development</text:span><text:span text:style-name="T97_24"><text:s/></text:span><text:span text:style-name="T97_25">of</text:span><text:span text:style-name="T97_26"><text:s/></text:span><text:span text:style-name="T97_27">Automation</text:span><text:span text:style-name="T97_28"><text:s/></text:span><text:span text:style-name="T97_29">tools</text:span><text:span text:style-name="T97_30"><text:s/></text:span><text:span text:style-name="T97_31">using</text:span><text:span text:style-name="T97_32"><text:s/></text:span><text:span text:style-name="T97_33">Linux</text:span><text:span text:style-name="T97_34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Helvetica Neue" svg:font-family="Helvetica Neue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➢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➢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➢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➢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➢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➢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</office:automatic-styles>
  <office:master-styles>
    <style:master-page style:name="Standard" style:page-layout-name="pm1">
      <style:header>
        <text:p text:style-name="P1"/>
      </style:header>
      <style:footer>
        <text:p text:style-name="P2"><text:span text:style-name="T2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